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fo="urn:oasis:names:tc:opendocument:xmlns:xsl-fo-compatible:1.0" xmlns:of="urn:oasis:names:tc:opendocument:xmlns:of:1.2" office:version="1.2">
  <office:scripts/>
  <office:automatic-styles>
    <style:style style:name="co1" style:family="table-column">
      <style:table-column-properties fo:break-before="auto" style:column-width="2.5cm"/>
    </style:style>
    <style:style style:name="co2" style:family="table-column">
      <style:table-column-properties fo:break-before="auto" style:column-width="5cm"/>
    </style:style>
    <number:date-style style:name="nDate" number:automatic-order="true">
      <number:day number:style="long"/>
      <number:text>/</number:text>
      <number:month number:style="long"/>
      <number:text>/</number:text>
      <number:year/>
    </number:date-style>
    <number:time-style style:name="nTime">
      <number:hours number:style="long"/>
      <number:text>:</number:text>
      <number:minutes number:style="long"/>
      <number:text>:</number:text>
      <number:seconds number:style="long"/>
    </number:time-style>
    <number:date-style style:name="nDateTime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DateTimeMilliseconds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stDate" style:family="table-cell" style:parent-style-name="Default" style:data-style-name="nDate"/>
    <style:style style:name="stTime" style:family="table-cell" style:parent-style-name="Default" style:data-style-name="nTime"/>
    <style:style style:name="stDateTime" style:family="table-cell" style:parent-style-name="Default" style:data-style-name="nDateTime"/>
    <style:style style:name="stDateTimeMilliseconds" style:family="table-cell" style:parent-style-name="Default" style:data-style-name="nDateTimeMilliseconds"/>
  </office:automatic-styles>
  <office:body>
    <office:spreadsheet>
      <table:table table:name=" 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>
          <table:table-cell office:value-type="string">
            <text:p>Landuse</text:p>
          </table:table-cell>
          <table:table-cell office:value-type="string">
            <text:p>English</text:p>
          </table:table-cell>
          <table:table-cell office:value-type="string">
            <text:p>German</text:p>
          </table:table-cell>
          <table:table-cell office:value-type="string">
            <text:p>LULC</text:p>
          </table:table-cell>
        </table:table-row>
        <table:table-row>
          <table:table-cell office:value-type="string">
            <text:p>A</text:p>
          </table:table-cell>
          <table:table-cell office:value-type="string">
            <text:p>Forests</text:p>
          </table:table-cell>
          <table:table-cell office:value-type="string">
            <text:p>Waelder</text:p>
          </table:table-cell>
          <table:table-cell office:value-type="string">
            <text:p>%%</text:p>
          </table:table-cell>
        </table:table-row>
        <table:table-row>
          <table:table-cell office:value-type="string">
            <text:p>AA</text:p>
          </table:table-cell>
          <table:table-cell office:value-type="string">
            <text:p>Beech forests</text:p>
          </table:table-cell>
          <table:table-cell office:value-type="string">
            <text:p>Buchenwaelder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A0</text:p>
          </table:table-cell>
          <table:table-cell office:value-type="string">
            <text:p>Beech forest</text:p>
          </table:table-cell>
          <table:table-cell office:value-type="string">
            <text:p>Buchenwald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A1</text:p>
          </table:table-cell>
          <table:table-cell office:value-type="string">
            <text:p>Beech and oak forest</text:p>
          </table:table-cell>
          <table:table-cell office:value-type="string">
            <text:p>Eichen-Buchenmischwald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A2</text:p>
          </table:table-cell>
          <table:table-cell office:value-type="string">
            <text:p>Beech forest with indigenous deciduous woods</text:p>
          </table:table-cell>
          <table:table-cell office:value-type="string">
            <text:p>Buchenmischwald mit heimischen Laubbaumarten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A3</text:p>
          </table:table-cell>
          <table:table-cell office:value-type="string">
            <text:p>Mixed beech forest with alien deciduous woods</text:p>
          </table:table-cell>
          <table:table-cell office:value-type="string">
            <text:p>Buchenmischwald mit nicht heimischen Laubbaumarten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A4</text:p>
          </table:table-cell>
          <table:table-cell office:value-type="string">
            <text:p>Mixed beech forest with coniferous woods</text:p>
          </table:table-cell>
          <table:table-cell office:value-type="string">
            <text:p>Buchenmischwald mit Nadelbaumarten</text:p>
          </table:table-cell>
          <table:table-cell office:value-type="string">
            <text:p>%%</text:p>
          </table:table-cell>
        </table:table-row>
        <table:table-row>
          <table:table-cell office:value-type="string">
            <text:p>AB</text:p>
          </table:table-cell>
          <table:table-cell office:value-type="string">
            <text:p>Oak forests</text:p>
          </table:table-cell>
          <table:table-cell office:value-type="string">
            <text:p>Eichenwaelder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B0</text:p>
          </table:table-cell>
          <table:table-cell office:value-type="string">
            <text:p>Oak forest</text:p>
          </table:table-cell>
          <table:table-cell office:value-type="string">
            <text:p>Eichenwald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B1</text:p>
          </table:table-cell>
          <table:table-cell office:value-type="string">
            <text:p>Beech-oak forest</text:p>
          </table:table-cell>
          <table:table-cell office:value-type="string">
            <text:p>Buchen-Eichenmischwald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B2</text:p>
          </table:table-cell>
          <table:table-cell office:value-type="string">
            <text:p>Birch-oak forest</text:p>
          </table:table-cell>
          <table:table-cell office:value-type="string">
            <text:p>Birken-Eichenmischwald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B3</text:p>
          </table:table-cell>
          <table:table-cell office:value-type="string">
            <text:p>Mixed oak forest with indigenous deciduous woods</text:p>
          </table:table-cell>
          <table:table-cell office:value-type="string">
            <text:p>Eichenmischwald mit heimischen Laubbaumarten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B4</text:p>
          </table:table-cell>
          <table:table-cell office:value-type="string">
            <text:p>Mixed oak forest with alien deciduous woods</text:p>
          </table:table-cell>
          <table:table-cell office:value-type="string">
            <text:p>Eichenmischwald mit nicht heimischen Laubbaumarten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B5</text:p>
          </table:table-cell>
          <table:table-cell office:value-type="string">
            <text:p>Mixed oak forest with coniferous woods</text:p>
          </table:table-cell>
          <table:table-cell office:value-type="string">
            <text:p>Eichenmischwald mit Nadelbaumarten</text:p>
          </table:table-cell>
          <table:table-cell office:value-type="string">
            <text:p>%%</text:p>
          </table:table-cell>
        </table:table-row>
        <table:table-row>
          <table:table-cell office:value-type="string">
            <text:p>AB9</text:p>
          </table:table-cell>
          <table:table-cell office:value-type="string">
            <text:p>European Hornbeam-oak forest</text:p>
          </table:table-cell>
          <table:table-cell office:value-type="string">
            <text:p>Hainbuchen-Eichenmischwald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C</text:p>
          </table:table-cell>
          <table:table-cell office:value-type="string">
            <text:p>Alder forests</text:p>
          </table:table-cell>
          <table:table-cell office:value-type="string">
            <text:p>Erlenwaelder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C0</text:p>
          </table:table-cell>
          <table:table-cell office:value-type="string">
            <text:p>Alder forest</text:p>
          </table:table-cell>
          <table:table-cell office:value-type="string">
            <text:p>Schwarzerlenwald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C1</text:p>
          </table:table-cell>
          <table:table-cell office:value-type="string">
            <text:p>Mixed alder forest with indigenous deciduous woods</text:p>
          </table:table-cell>
          <table:table-cell office:value-type="string">
            <text:p>Schwarzerlenmischwald mit heimischen Laubbaumarten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C2</text:p>
          </table:table-cell>
          <table:table-cell office:value-type="string">
            <text:p>Mixed alder forest with alien deciduous woods</text:p>
          </table:table-cell>
          <table:table-cell office:value-type="string">
            <text:p>Schwarzerlenmischwald mit nicht heimischen Laubbaumarten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C3</text:p>
          </table:table-cell>
          <table:table-cell office:value-type="string">
            <text:p>Mixed alder forest with coniferous woods</text:p>
          </table:table-cell>
          <table:table-cell office:value-type="string">
            <text:p>Schwarzerlenmischwald mit Nadelbaumarten</text:p>
          </table:table-cell>
          <table:table-cell office:value-type="string">
            <text:p>%%</text:p>
          </table:table-cell>
        </table:table-row>
        <table:table-row>
          <table:table-cell office:value-type="string">
            <text:p>AD</text:p>
          </table:table-cell>
          <table:table-cell office:value-type="string">
            <text:p>Birch forests</text:p>
          </table:table-cell>
          <table:table-cell office:value-type="string">
            <text:p>Birkenwaelder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D0</text:p>
          </table:table-cell>
          <table:table-cell office:value-type="string">
            <text:p>Birch forest</text:p>
          </table:table-cell>
          <table:table-cell office:value-type="string">
            <text:p>Birkenwald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D1</text:p>
          </table:table-cell>
          <table:table-cell office:value-type="string">
            <text:p>Oak and birch forest</text:p>
          </table:table-cell>
          <table:table-cell office:value-type="string">
            <text:p>Eichen-Birkenmischwald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D2</text:p>
          </table:table-cell>
          <table:table-cell office:value-type="string">
            <text:p>Mixed birch forest with alien deciduous woods</text:p>
          </table:table-cell>
          <table:table-cell office:value-type="string">
            <text:p>Birkenmischwald mit nicht heimischen Laubbaumarten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D3</text:p>
          </table:table-cell>
          <table:table-cell office:value-type="string">
            <text:p>Mixed birch forest with coniferous woods</text:p>
          </table:table-cell>
          <table:table-cell office:value-type="string">
            <text:p>Birkenmischwald mit Nadelbaumarten</text:p>
          </table:table-cell>
          <table:table-cell office:value-type="string">
            <text:p>%%</text:p>
          </table:table-cell>
        </table:table-row>
        <table:table-row>
          <table:table-cell office:value-type="string">
            <text:p>AD7</text:p>
          </table:table-cell>
          <table:table-cell office:value-type="string">
            <text:p>Mixed birch forest with indigenous deciduous woods</text:p>
          </table:table-cell>
          <table:table-cell office:value-type="string">
            <text:p>Birkenmischwald mit heimischen Laubbaumarten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E</text:p>
          </table:table-cell>
          <table:table-cell office:value-type="string">
            <text:p>Willow forests</text:p>
          </table:table-cell>
          <table:table-cell office:value-type="string">
            <text:p>Weidenwaelder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E0</text:p>
          </table:table-cell>
          <table:table-cell office:value-type="string">
            <text:p>Willow forest</text:p>
          </table:table-cell>
          <table:table-cell office:value-type="string">
            <text:p>Weidenwald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E1</text:p>
          </table:table-cell>
          <table:table-cell office:value-type="string">
            <text:p>Mixed willow forest with indigenous deciduous woods</text:p>
          </table:table-cell>
          <table:table-cell office:value-type="string">
            <text:p>Weidenmischwald mit heimischen Laubbaumarten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E5</text:p>
          </table:table-cell>
          <table:table-cell office:value-type="string">
            <text:p>Mixed willow forest with alien deciduous woods</text:p>
          </table:table-cell>
          <table:table-cell office:value-type="string">
            <text:p>Weidenmischwald mit nicht heimischen Baumarten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F</text:p>
          </table:table-cell>
          <table:table-cell office:value-type="string">
            <text:p>Hybrid poplar forests</text:p>
          </table:table-cell>
          <table:table-cell office:value-type="string">
            <text:p>Pappelwaelder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F0</text:p>
          </table:table-cell>
          <table:table-cell office:value-type="string">
            <text:p>Hybrid poplar forest</text:p>
          </table:table-cell>
          <table:table-cell office:value-type="string">
            <text:p>Hybrid-Pappelwald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F1</text:p>
          </table:table-cell>
          <table:table-cell office:value-type="string">
            <text:p>Mixed hybrid-poplar forest with indigenous deciduous woods</text:p>
          </table:table-cell>
          <table:table-cell office:value-type="string">
            <text:p>Hybrid-Pappelmischwald mit heimischen Laubbaumarten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F6</text:p>
          </table:table-cell>
          <table:table-cell office:value-type="string">
            <text:p>Mixed hybrid-poplar forest with alien deciduous woods</text:p>
          </table:table-cell>
          <table:table-cell office:value-type="string">
            <text:p>Hybrid-Pappelmischwald mit nicht heimischen Baumarten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G</text:p>
          </table:table-cell>
          <table:table-cell office:value-type="string">
            <text:p>Forest of multiple indigenous deciduous woods</text:p>
          </table:table-cell>
          <table:table-cell office:value-type="string">
            <text:p>Sonstige Laub(misch)waelder aus heimischen Laubbaumarten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G0</text:p>
          </table:table-cell>
          <table:table-cell office:value-type="string">
            <text:p>Forest of one indigenous deciduous woods</text:p>
          </table:table-cell>
          <table:table-cell office:value-type="string">
            <text:p>Sonstiger Laubwald aus einer heimischen Laubbaumart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G1</text:p>
          </table:table-cell>
          <table:table-cell office:value-type="string">
            <text:p>Mixed deciduous forest of multiple indigenous deciduous woods</text:p>
          </table:table-cell>
          <table:table-cell office:value-type="string">
            <text:p>Sonstiger Laub(misch)wald mit mehreren heimischen Laubbaumarten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G2</text:p>
          </table:table-cell>
          <table:table-cell office:value-type="string">
            <text:p>Mixed deciduous forest of mostly indigenous deciduous woods (without dominant indigenous woods)</text:p>
          </table:table-cell>
          <table:table-cell office:value-type="string">
            <text:p>Sonstiger Laub(misch)wald einheimischer Arten (ohne dominante Art)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G3</text:p>
          </table:table-cell>
          <table:table-cell office:value-type="string">
            <text:p>Mixed deciduous forest of mostly indigenous deciduous woods with coniferous woods</text:p>
          </table:table-cell>
          <table:table-cell office:value-type="string">
            <text:p>Sonstiger Laub(misch)wald heimischer Arten mit Nadelbaumarten</text:p>
          </table:table-cell>
          <table:table-cell office:value-type="string">
            <text:p>%%</text:p>
          </table:table-cell>
        </table:table-row>
        <table:table-row>
          <table:table-cell office:value-type="string">
            <text:p>AH</text:p>
          </table:table-cell>
          <table:table-cell office:value-type="string">
            <text:p>Mixed deciduous forest of multiple alien deciduous woods</text:p>
          </table:table-cell>
          <table:table-cell office:value-type="string">
            <text:p>Sonstige Laub(misch)waelder nicht heimischer Laubbaumarten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H0</text:p>
          </table:table-cell>
          <table:table-cell office:value-type="string">
            <text:p>Mixed deciduous forest of one alien deciduous woods</text:p>
          </table:table-cell>
          <table:table-cell office:value-type="string">
            <text:p>Sonstiger Laubwald aus einer nicht heimischen Laubbaumart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H1</text:p>
          </table:table-cell>
          <table:table-cell office:value-type="string">
            <text:p>Mixed deciduous forest of multiple alien deciduous woods</text:p>
          </table:table-cell>
          <table:table-cell office:value-type="string">
            <text:p>Sonstiger Laub(misch)wald mit mehreren nicht heimischen Laubbaumarten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H3</text:p>
          </table:table-cell>
          <table:table-cell office:value-type="string">
            <text:p>Mixed deciduous forest of mostly alien deciduous woods with coniferous woods</text:p>
          </table:table-cell>
          <table:table-cell office:value-type="string">
            <text:p>Sonstiger Laub(misch)wald nicht heimischer Arten mit Nadelbaumarten</text:p>
          </table:table-cell>
          <table:table-cell office:value-type="string">
            <text:p>%%</text:p>
          </table:table-cell>
        </table:table-row>
        <table:table-row>
          <table:table-cell office:value-type="string">
            <text:p>AJ</text:p>
          </table:table-cell>
          <table:table-cell office:value-type="string">
            <text:p>Spruce forests</text:p>
          </table:table-cell>
          <table:table-cell office:value-type="string">
            <text:p>Fichtenwaelder</text:p>
          </table:table-cell>
          <table:table-cell office:value-type="string">
            <text:p>VNW</text:p>
          </table:table-cell>
        </table:table-row>
        <table:table-row>
          <table:table-cell office:value-type="string">
            <text:p>AJ0</text:p>
          </table:table-cell>
          <table:table-cell office:value-type="string">
            <text:p>Spruce forest</text:p>
          </table:table-cell>
          <table:table-cell office:value-type="string">
            <text:p>Fichtenwald</text:p>
          </table:table-cell>
          <table:table-cell office:value-type="string">
            <text:p>VNW</text:p>
          </table:table-cell>
        </table:table-row>
        <table:table-row>
          <table:table-cell office:value-type="string">
            <text:p>AJ1</text:p>
          </table:table-cell>
          <table:table-cell office:value-type="string">
            <text:p>Mixed spruce forest with indigenous deciduous woods</text:p>
          </table:table-cell>
          <table:table-cell office:value-type="string">
            <text:p>Fichtenmischwald mit heimischen Laubbaumarten</text:p>
          </table:table-cell>
          <table:table-cell office:value-type="string">
            <text:p>%%</text:p>
          </table:table-cell>
        </table:table-row>
        <table:table-row>
          <table:table-cell office:value-type="string">
            <text:p>AJ2</text:p>
          </table:table-cell>
          <table:table-cell office:value-type="string">
            <text:p>Mixed spruce forest with alien deciduous woods</text:p>
          </table:table-cell>
          <table:table-cell office:value-type="string">
            <text:p>Fichtenmischwald mit nicht heimischen Laubbaumarten</text:p>
          </table:table-cell>
          <table:table-cell office:value-type="string">
            <text:p>%%</text:p>
          </table:table-cell>
        </table:table-row>
        <table:table-row>
          <table:table-cell office:value-type="string">
            <text:p>AJ3</text:p>
          </table:table-cell>
          <table:table-cell office:value-type="string">
            <text:p>Mixed spruce forest with indigenous coniferous woods</text:p>
          </table:table-cell>
          <table:table-cell office:value-type="string">
            <text:p>Fichtenmischwald mit weiteren Nadelbaumarten</text:p>
          </table:table-cell>
          <table:table-cell office:value-type="string">
            <text:p>VNW</text:p>
          </table:table-cell>
        </table:table-row>
        <table:table-row>
          <table:table-cell office:value-type="string">
            <text:p>AK</text:p>
          </table:table-cell>
          <table:table-cell office:value-type="string">
            <text:p>Pine forests</text:p>
          </table:table-cell>
          <table:table-cell office:value-type="string">
            <text:p>Kiefernwaelder</text:p>
          </table:table-cell>
          <table:table-cell office:value-type="string">
            <text:p>AK0</text:p>
          </table:table-cell>
        </table:table-row>
        <table:table-row>
          <table:table-cell office:value-type="string">
            <text:p>AK0</text:p>
          </table:table-cell>
          <table:table-cell office:value-type="string">
            <text:p>Pine forest</text:p>
          </table:table-cell>
          <table:table-cell office:value-type="string">
            <text:p>Kiefernwald</text:p>
          </table:table-cell>
          <table:table-cell office:value-type="string">
            <text:p>AK0</text:p>
          </table:table-cell>
        </table:table-row>
        <table:table-row>
          <table:table-cell office:value-type="string">
            <text:p>AK1</text:p>
          </table:table-cell>
          <table:table-cell office:value-type="string">
            <text:p>Mixed pine forest with indigenous deciduous woods</text:p>
          </table:table-cell>
          <table:table-cell office:value-type="string">
            <text:p>Kiefernmischwald mit heimischen Laubbaumarten</text:p>
          </table:table-cell>
          <table:table-cell office:value-type="string">
            <text:p>%%</text:p>
          </table:table-cell>
        </table:table-row>
        <table:table-row>
          <table:table-cell office:value-type="string">
            <text:p>AK2</text:p>
          </table:table-cell>
          <table:table-cell office:value-type="string">
            <text:p>Mixed pine forest with alien deciduous woods</text:p>
          </table:table-cell>
          <table:table-cell office:value-type="string">
            <text:p>Kiefernmischwald mit nicht heimischen Laubbaumarten</text:p>
          </table:table-cell>
          <table:table-cell office:value-type="string">
            <text:p>%%</text:p>
          </table:table-cell>
        </table:table-row>
        <table:table-row>
          <table:table-cell office:value-type="string">
            <text:p>AK3</text:p>
          </table:table-cell>
          <table:table-cell office:value-type="string">
            <text:p>Mixed pine forest with indigenous coniferous woods</text:p>
          </table:table-cell>
          <table:table-cell office:value-type="string">
            <text:p>Kiefernmischwald mit weiteren Nadelbaumarten</text:p>
          </table:table-cell>
          <table:table-cell office:value-type="string">
            <text:p>VNW</text:p>
          </table:table-cell>
        </table:table-row>
        <table:table-row>
          <table:table-cell office:value-type="string">
            <text:p>AL</text:p>
          </table:table-cell>
          <table:table-cell office:value-type="string">
            <text:p>Mixed coniferous forests</text:p>
          </table:table-cell>
          <table:table-cell office:value-type="string">
            <text:p>Sonstige Nadel(misch)waelder</text:p>
          </table:table-cell>
          <table:table-cell office:value-type="string">
            <text:p>VNW</text:p>
          </table:table-cell>
        </table:table-row>
        <table:table-row>
          <table:table-cell office:value-type="string">
            <text:p>AL0</text:p>
          </table:table-cell>
          <table:table-cell office:value-type="string">
            <text:p>Mixed coniferous forest</text:p>
          </table:table-cell>
          <table:table-cell office:value-type="string">
            <text:p>Sonstiger Nadel(misch)wald</text:p>
          </table:table-cell>
          <table:table-cell office:value-type="string">
            <text:p>VNW</text:p>
          </table:table-cell>
        </table:table-row>
        <table:table-row>
          <table:table-cell office:value-type="string">
            <text:p>AL1</text:p>
          </table:table-cell>
          <table:table-cell office:value-type="string">
            <text:p>Douglas fir forest</text:p>
          </table:table-cell>
          <table:table-cell office:value-type="string">
            <text:p>Douglasienwald</text:p>
          </table:table-cell>
          <table:table-cell office:value-type="string">
            <text:p>VNW</text:p>
          </table:table-cell>
        </table:table-row>
        <table:table-row>
          <table:table-cell office:value-type="string">
            <text:p>AL2</text:p>
          </table:table-cell>
          <table:table-cell office:value-type="string">
            <text:p>Mixed douglas fir forest</text:p>
          </table:table-cell>
          <table:table-cell office:value-type="string">
            <text:p>Douglasienmischwald</text:p>
          </table:table-cell>
          <table:table-cell office:value-type="string">
            <text:p>VNW</text:p>
          </table:table-cell>
        </table:table-row>
        <table:table-row>
          <table:table-cell office:value-type="string">
            <text:p>AM</text:p>
          </table:table-cell>
          <table:table-cell office:value-type="string">
            <text:p>Ash forests</text:p>
          </table:table-cell>
          <table:table-cell office:value-type="string">
            <text:p>Eschenwaelder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M0</text:p>
          </table:table-cell>
          <table:table-cell office:value-type="string">
            <text:p>Ash forest</text:p>
          </table:table-cell>
          <table:table-cell office:value-type="string">
            <text:p>Eschenwald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M1</text:p>
          </table:table-cell>
          <table:table-cell office:value-type="string">
            <text:p>Mixed ash forest with indigenous deciduous woods</text:p>
          </table:table-cell>
          <table:table-cell office:value-type="string">
            <text:p>Eschenmischwald mit heimischen Laubbaumarten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M6</text:p>
          </table:table-cell>
          <table:table-cell office:value-type="string">
            <text:p>Mixed ash forest with alien deciduous woods</text:p>
          </table:table-cell>
          <table:table-cell office:value-type="string">
            <text:p>Eschenmischwald mit nicht heimischen Laubbaumarten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M7</text:p>
          </table:table-cell>
          <table:table-cell office:value-type="string">
            <text:p>Mixed ash forest with coniferous woods</text:p>
          </table:table-cell>
          <table:table-cell office:value-type="string">
            <text:p>Eschenmischwald mit Nadelbaumarten</text:p>
          </table:table-cell>
          <table:table-cell office:value-type="string">
            <text:p>%%</text:p>
          </table:table-cell>
        </table:table-row>
        <table:table-row>
          <table:table-cell office:value-type="string">
            <text:p>AN</text:p>
          </table:table-cell>
          <table:table-cell office:value-type="string">
            <text:p>Robinia forests</text:p>
          </table:table-cell>
          <table:table-cell office:value-type="string">
            <text:p>Robinienwaelder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N0</text:p>
          </table:table-cell>
          <table:table-cell office:value-type="string">
            <text:p>Robinia forest</text:p>
          </table:table-cell>
          <table:table-cell office:value-type="string">
            <text:p>Robinienwald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N1</text:p>
          </table:table-cell>
          <table:table-cell office:value-type="string">
            <text:p>Mixed robinia forest</text:p>
          </table:table-cell>
          <table:table-cell office:value-type="string">
            <text:p>Robinienmischwald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O</text:p>
          </table:table-cell>
          <table:table-cell office:value-type="string">
            <text:p>Red oak forests</text:p>
          </table:table-cell>
          <table:table-cell office:value-type="string">
            <text:p>Roteichenwaelder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O0</text:p>
          </table:table-cell>
          <table:table-cell office:value-type="string">
            <text:p>Red oak forest</text:p>
          </table:table-cell>
          <table:table-cell office:value-type="string">
            <text:p>Roteichenwald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O1</text:p>
          </table:table-cell>
          <table:table-cell office:value-type="string">
            <text:p>Mixed red oak forest</text:p>
          </table:table-cell>
          <table:table-cell office:value-type="string">
            <text:p>Roteichenmischwald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Q</text:p>
          </table:table-cell>
          <table:table-cell office:value-type="string">
            <text:p>European hornbeam forests</text:p>
          </table:table-cell>
          <table:table-cell office:value-type="string">
            <text:p>Hainbuchenwaelder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Q0</text:p>
          </table:table-cell>
          <table:table-cell office:value-type="string">
            <text:p>European hornbeam forest</text:p>
          </table:table-cell>
          <table:table-cell office:value-type="string">
            <text:p>Hainbuchenwald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Q1</text:p>
          </table:table-cell>
          <table:table-cell office:value-type="string">
            <text:p>Oak-hornbeam forest</text:p>
          </table:table-cell>
          <table:table-cell office:value-type="string">
            <text:p>Eichen-Hainbuchenmischwald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Q4</text:p>
          </table:table-cell>
          <table:table-cell office:value-type="string">
            <text:p>Mixed hornbeam forest with indigenous deciduous woods</text:p>
          </table:table-cell>
          <table:table-cell office:value-type="string">
            <text:p>Hainbuchenmischwald mit heimischen Laubbaumarten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Q5</text:p>
          </table:table-cell>
          <table:table-cell office:value-type="string">
            <text:p>Mixed hornbeam forest with alien deciduous woods</text:p>
          </table:table-cell>
          <table:table-cell office:value-type="string">
            <text:p>Hainbuchenmischwald mit nicht heimischen Laubbaumarten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Q6</text:p>
          </table:table-cell>
          <table:table-cell office:value-type="string">
            <text:p>Mixed hornbeam forest with coniferous woods</text:p>
          </table:table-cell>
          <table:table-cell office:value-type="string">
            <text:p>Hainbuchenmischwald mit Nadelbaumarten</text:p>
          </table:table-cell>
          <table:table-cell office:value-type="string">
            <text:p>%%</text:p>
          </table:table-cell>
        </table:table-row>
        <table:table-row>
          <table:table-cell office:value-type="string">
            <text:p>AR</text:p>
          </table:table-cell>
          <table:table-cell office:value-type="string">
            <text:p>Maple forests</text:p>
          </table:table-cell>
          <table:table-cell office:value-type="string">
            <text:p>Ahornwaelder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R0</text:p>
          </table:table-cell>
          <table:table-cell office:value-type="string">
            <text:p>Maple forest</text:p>
          </table:table-cell>
          <table:table-cell office:value-type="string">
            <text:p>Ahornwald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R1</text:p>
          </table:table-cell>
          <table:table-cell office:value-type="string">
            <text:p>Mixed maple forest with indigenous deciduous woods</text:p>
          </table:table-cell>
          <table:table-cell office:value-type="string">
            <text:p>Ahornmischwald mit heimischen Laubbaumarten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R7</text:p>
          </table:table-cell>
          <table:table-cell office:value-type="string">
            <text:p>Mixed maple forest with alien deciduous woods</text:p>
          </table:table-cell>
          <table:table-cell office:value-type="string">
            <text:p>Ahornmischwald mit nicht heimischen Laubbaumarten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R8</text:p>
          </table:table-cell>
          <table:table-cell office:value-type="string">
            <text:p>Mixed maple forest with coniferous woods</text:p>
          </table:table-cell>
          <table:table-cell office:value-type="string">
            <text:p>Ahornmischwald mit Nadelbaumarten</text:p>
          </table:table-cell>
          <table:table-cell office:value-type="string">
            <text:p>%%</text:p>
          </table:table-cell>
        </table:table-row>
        <table:table-row>
          <table:table-cell office:value-type="string">
            <text:p>AS</text:p>
          </table:table-cell>
          <table:table-cell office:value-type="string">
            <text:p>Larch forests</text:p>
          </table:table-cell>
          <table:table-cell office:value-type="string">
            <text:p>Laerchenwaelder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S0</text:p>
          </table:table-cell>
          <table:table-cell office:value-type="string">
            <text:p>Larch forest</text:p>
          </table:table-cell>
          <table:table-cell office:value-type="string">
            <text:p>Laerchenwald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S1</text:p>
          </table:table-cell>
          <table:table-cell office:value-type="string">
            <text:p>Mixed larch forests</text:p>
          </table:table-cell>
          <table:table-cell office:value-type="string">
            <text:p>Laerchenmischwald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T</text:p>
          </table:table-cell>
          <table:table-cell office:value-type="string">
            <text:p>Cuttig area, calamity area</text:p>
          </table:table-cell>
          <table:table-cell office:value-type="string">
            <text:p>Schlagfluren, Kalamitaetenflaech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AT1</text:p>
          </table:table-cell>
          <table:table-cell office:value-type="string">
            <text:p>Clear-cutting area</text:p>
          </table:table-cell>
          <table:table-cell office:value-type="string">
            <text:p>Kahlschlagflaech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AT2</text:p>
          </table:table-cell>
          <table:table-cell office:value-type="string">
            <text:p>Windfall</text:p>
          </table:table-cell>
          <table:table-cell office:value-type="string">
            <text:p>Windwurfflaech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AT3</text:p>
          </table:table-cell>
          <table:table-cell office:value-type="string">
            <text:p>Log landing</text:p>
          </table:table-cell>
          <table:table-cell office:value-type="string">
            <text:p>Polterplatz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AT4</text:p>
          </table:table-cell>
          <table:table-cell office:value-type="string">
            <text:p>Burned area</text:p>
          </table:table-cell>
          <table:table-cell office:value-type="string">
            <text:p>Brandflaech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AT5</text:p>
          </table:table-cell>
          <table:table-cell office:value-type="string">
            <text:p>Treeless forest area with unknown origin</text:p>
          </table:table-cell>
          <table:table-cell office:value-type="string">
            <text:p>baumarme Waldflaeche unbekannter Herkunft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AT6</text:p>
          </table:table-cell>
          <table:table-cell office:value-type="string">
            <text:p>Deadtree forest</text:p>
          </table:table-cell>
          <table:table-cell office:value-type="string">
            <text:p>Totholzwald (Insekten-, Pilzbefall, Zerfallsstadium)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U</text:p>
          </table:table-cell>
          <table:table-cell office:value-type="string">
            <text:p>Afforestation, pioneer forest</text:p>
          </table:table-cell>
          <table:table-cell office:value-type="string">
            <text:p>Aufforstungen, Pionierwaelder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U0</text:p>
          </table:table-cell>
          <table:table-cell office:value-type="string">
            <text:p>Afforestation, pioneer forest</text:p>
          </table:table-cell>
          <table:table-cell office:value-type="string">
            <text:p>Aufforstung, Pionierwald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V</text:p>
          </table:table-cell>
          <table:table-cell office:value-type="string">
            <text:p>Edges of woods</text:p>
          </table:table-cell>
          <table:table-cell office:value-type="string">
            <text:p>Waldraender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AV1</text:p>
          </table:table-cell>
          <table:table-cell office:value-type="string">
            <text:p>Forest fringe</text:p>
          </table:table-cell>
          <table:table-cell office:value-type="string">
            <text:p>Waldmantel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B</text:p>
          </table:table-cell>
          <table:table-cell office:value-type="string">
            <text:p>Small woods</text:p>
          </table:table-cell>
          <table:table-cell office:value-type="string">
            <text:p>Kleingehoelze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BA</text:p>
          </table:table-cell>
          <table:table-cell office:value-type="string">
            <text:p>Small wood &lt; 1 ha</text:p>
          </table:table-cell>
          <table:table-cell office:value-type="string">
            <text:p>flaechige Kleingehoelze &lt; 1ha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BA1</text:p>
          </table:table-cell>
          <table:table-cell office:value-type="string">
            <text:p>Small wood of mostly indigenous woods</text:p>
          </table:table-cell>
          <table:table-cell office:value-type="string">
            <text:p>flaechiges Kleingehoelz mit vorwiegend heimischen Baumarten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BA2</text:p>
          </table:table-cell>
          <table:table-cell office:value-type="string">
            <text:p>Small wood of mostly alien woods</text:p>
          </table:table-cell>
          <table:table-cell office:value-type="string">
            <text:p>flaechiges Kleingehoelz mit vorwiegend nicht heimischen Baumarten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BA3</text:p>
          </table:table-cell>
          <table:table-cell office:value-type="string">
            <text:p>Settlement woods</text:p>
          </table:table-cell>
          <table:table-cell office:value-type="string">
            <text:p>Siedlungsgehoelz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BA4</text:p>
          </table:table-cell>
          <table:table-cell office:value-type="string">
            <text:p>Woods along traffic facilities</text:p>
          </table:table-cell>
          <table:table-cell office:value-type="string">
            <text:p>Verkehrsgehoelz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BA5</text:p>
          </table:table-cell>
          <table:table-cell office:value-type="string">
            <text:p>Woods along agricultural facilities</text:p>
          </table:table-cell>
          <table:table-cell office:value-type="string">
            <text:p>Hofgehoelz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BAU</text:p>
          </table:table-cell>
          <table:table-cell office:value-type="string">
            <text:p>non-developed land</text:p>
          </table:table-cell>
          <table:table-cell office:value-type="string">
            <text:p>ungenutztes Land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BB</text:p>
          </table:table-cell>
          <table:table-cell office:value-type="string">
            <text:p>Shrubberies</text:p>
          </table:table-cell>
          <table:table-cell office:value-type="string">
            <text:p>Gebuesche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BB11</text:p>
          </table:table-cell>
          <table:table-cell office:value-type="string">
            <text:p>Shrubberies of mostly indigenous woods</text:p>
          </table:table-cell>
          <table:table-cell office:value-type="string">
            <text:p>Gebuesche und Strauchgruppen mit vorwiegend heimischen Straucharten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BB12</text:p>
          </table:table-cell>
          <table:table-cell office:value-type="string">
            <text:p>Shrubberies of mostly alien woods</text:p>
          </table:table-cell>
          <table:table-cell office:value-type="string">
            <text:p>Gebuesche und Strauchgruppen mit vorwiegend nicht heimischen Straucharten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BB2</text:p>
          </table:table-cell>
          <table:table-cell office:value-type="string">
            <text:p>Singular shrub</text:p>
          </table:table-cell>
          <table:table-cell office:value-type="string">
            <text:p>Einzelstrauch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BD</text:p>
          </table:table-cell>
          <table:table-cell office:value-type="string">
            <text:p>Shrubberies, linear</text:p>
          </table:table-cell>
          <table:table-cell office:value-type="string">
            <text:p>linienfoermige Gehoelzbestaende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BD0</text:p>
          </table:table-cell>
          <table:table-cell office:value-type="string">
            <text:p>Hedge</text:p>
          </table:table-cell>
          <table:table-cell office:value-type="string">
            <text:p>Hecke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BD1</text:p>
          </table:table-cell>
          <table:table-cell office:value-type="string">
            <text:p>Hedge on embankment</text:p>
          </table:table-cell>
          <table:table-cell office:value-type="string">
            <text:p>Wallhecke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BD3</text:p>
          </table:table-cell>
          <table:table-cell office:value-type="string">
            <text:p>Stripe of shrubbery</text:p>
          </table:table-cell>
          <table:table-cell office:value-type="string">
            <text:p>Gehoelzstreifen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BD5</text:p>
          </table:table-cell>
          <table:table-cell office:value-type="string">
            <text:p>Hadge that is cut and cropped</text:p>
          </table:table-cell>
          <table:table-cell office:value-type="string">
            <text:p>Schnitthecke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BD7</text:p>
          </table:table-cell>
          <table:table-cell office:value-type="string">
            <text:p>Shrub, linear</text:p>
          </table:table-cell>
          <table:table-cell office:value-type="string">
            <text:p>Gebueschstreifen, Strauchreihe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BE</text:p>
          </table:table-cell>
          <table:table-cell office:value-type="string">
            <text:p>Riverside Woods</text:p>
          </table:table-cell>
          <table:table-cell office:value-type="string">
            <text:p>Ufergehoelze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BE5</text:p>
          </table:table-cell>
          <table:table-cell office:value-type="string">
            <text:p>Riverside Woods with indigenous deciduous woods</text:p>
          </table:table-cell>
          <table:table-cell office:value-type="string">
            <text:p>Ufergehoelz aus heimischen Laubbaumarten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BE6</text:p>
          </table:table-cell>
          <table:table-cell office:value-type="string">
            <text:p>Riverside Woods with alien deciduous woods</text:p>
          </table:table-cell>
          <table:table-cell office:value-type="string">
            <text:p>Ufergehoelz aus nicht heimischen Laubbaumarten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BF</text:p>
          </table:table-cell>
          <table:table-cell office:value-type="string">
            <text:p>Groups of trees, tree rows</text:p>
          </table:table-cell>
          <table:table-cell office:value-type="string">
            <text:p>Baumgruppen, Baumreihen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BF0</text:p>
          </table:table-cell>
          <table:table-cell office:value-type="string">
            <text:p>Group of trees, tree row</text:p>
          </table:table-cell>
          <table:table-cell office:value-type="string">
            <text:p>Baumgruppe, Baumreihe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BF1</text:p>
          </table:table-cell>
          <table:table-cell office:value-type="string">
            <text:p>Trees row</text:p>
          </table:table-cell>
          <table:table-cell office:value-type="string">
            <text:p>Baumreihe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BF2</text:p>
          </table:table-cell>
          <table:table-cell office:value-type="string">
            <text:p>Group of trees</text:p>
          </table:table-cell>
          <table:table-cell office:value-type="string">
            <text:p>Baumgruppe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BF3</text:p>
          </table:table-cell>
          <table:table-cell office:value-type="string">
            <text:p>Single tree</text:p>
          </table:table-cell>
          <table:table-cell office:value-type="string">
            <text:p>Einzelbaum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BF4</text:p>
          </table:table-cell>
          <table:table-cell office:value-type="string">
            <text:p>Single fruit tree</text:p>
          </table:table-cell>
          <table:table-cell office:value-type="string">
            <text:p>Obstbaum</text:p>
          </table:table-cell>
          <table:table-cell office:value-type="string">
            <text:p>HK</text:p>
          </table:table-cell>
        </table:table-row>
        <table:table-row>
          <table:table-cell office:value-type="string">
            <text:p>BF5</text:p>
          </table:table-cell>
          <table:table-cell office:value-type="string">
            <text:p>Fruit tree, group</text:p>
          </table:table-cell>
          <table:table-cell office:value-type="string">
            <text:p>Obstbaumgruppe, Streuobstbestand</text:p>
          </table:table-cell>
          <table:table-cell office:value-type="string">
            <text:p>HK</text:p>
          </table:table-cell>
        </table:table-row>
        <table:table-row>
          <table:table-cell office:value-type="string">
            <text:p>BF6</text:p>
          </table:table-cell>
          <table:table-cell office:value-type="string">
            <text:p>Fruit tree, row</text:p>
          </table:table-cell>
          <table:table-cell office:value-type="string">
            <text:p>Obstbaumreihe</text:p>
          </table:table-cell>
          <table:table-cell office:value-type="string">
            <text:p>HK</text:p>
          </table:table-cell>
        </table:table-row>
        <table:table-row>
          <table:table-cell office:value-type="string">
            <text:p>BF7</text:p>
          </table:table-cell>
          <table:table-cell office:value-type="string">
            <text:p>Forked tree </text:p>
          </table:table-cell>
          <table:table-cell office:value-type="string">
            <text:p>Zwiesel, mehrstaemmiger Baum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BG</text:p>
          </table:table-cell>
          <table:table-cell office:value-type="string">
            <text:p>Pollard tree groups, pollard tree rows</text:p>
          </table:table-cell>
          <table:table-cell office:value-type="string">
            <text:p>Kopfbaumgruppen, Kopfbaumreihen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BG1</text:p>
          </table:table-cell>
          <table:table-cell office:value-type="string">
            <text:p>Pollard tree group</text:p>
          </table:table-cell>
          <table:table-cell office:value-type="string">
            <text:p>Kopfbaumreihe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BG2</text:p>
          </table:table-cell>
          <table:table-cell office:value-type="string">
            <text:p>Pollard tree rows</text:p>
          </table:table-cell>
          <table:table-cell office:value-type="string">
            <text:p>Kopfbaumgruppe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BG3</text:p>
          </table:table-cell>
          <table:table-cell office:value-type="string">
            <text:p>Single pollard tree</text:p>
          </table:table-cell>
          <table:table-cell office:value-type="string">
            <text:p>Kopfbaum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BH</text:p>
          </table:table-cell>
          <table:table-cell office:value-type="string">
            <text:p>Tree avenues</text:p>
          </table:table-cell>
          <table:table-cell office:value-type="string">
            <text:p>Alleen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BH0</text:p>
          </table:table-cell>
          <table:table-cell office:value-type="string">
            <text:p>Tree avenue</text:p>
          </table:table-cell>
          <table:table-cell office:value-type="string">
            <text:p>Allee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BH1</text:p>
          </table:table-cell>
          <table:table-cell office:value-type="string">
            <text:p>Pollard tree avenue</text:p>
          </table:table-cell>
          <table:table-cell office:value-type="string">
            <text:p>Kopfbaumallee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BH2</text:p>
          </table:table-cell>
          <table:table-cell office:value-type="string">
            <text:p>Fruit tree avenue</text:p>
          </table:table-cell>
          <table:table-cell office:value-type="string">
            <text:p>Obstbaumallee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BM</text:p>
          </table:table-cell>
          <table:table-cell office:value-type="string">
            <text:p>First afforestation</text:p>
          </table:table-cell>
          <table:table-cell office:value-type="string">
            <text:p>Erstaufforstung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BM1</text:p>
          </table:table-cell>
          <table:table-cell office:value-type="string">
            <text:p>First afforestation of agricultural land with coniferous woods</text:p>
          </table:table-cell>
          <table:table-cell office:value-type="string">
            <text:p>Erstaufforstung landwirtschaftlicher Flaechen ueberwiegend mit Nadelbaeumen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BM2</text:p>
          </table:table-cell>
          <table:table-cell office:value-type="string">
            <text:p>First afforestation of agricultural land with deciduous woods</text:p>
          </table:table-cell>
          <table:table-cell office:value-type="string">
            <text:p>Erstaufforstung landwirtschaftlicher Flaechen ueberwiegend mit Laubbaeumen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C</text:p>
          </table:table-cell>
          <table:table-cell office:value-type="string">
            <text:p>Moorland, Swamps</text:p>
          </table:table-cell>
          <table:table-cell office:value-type="string">
            <text:p>Moore, Suempf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CA</text:p>
          </table:table-cell>
          <table:table-cell office:value-type="string">
            <text:p>Moorlands</text:p>
          </table:table-cell>
          <table:table-cell office:value-type="string">
            <text:p>Hochmoore, Uebergangsmoor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CA0</text:p>
          </table:table-cell>
          <table:table-cell office:value-type="string">
            <text:p>Moorland</text:p>
          </table:table-cell>
          <table:table-cell office:value-type="string">
            <text:p>Hochmoor, Uebergangsmoor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CA1</text:p>
          </table:table-cell>
          <table:table-cell office:value-type="string">
            <text:p>Moorland with aspects of peat moos</text:p>
          </table:table-cell>
          <table:table-cell office:value-type="string">
            <text:p>Hochmoor-, Torfmoosaspekt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CA2</text:p>
          </table:table-cell>
          <table:table-cell office:value-type="string">
            <text:p>Moorland with aspects of wet heath</text:p>
          </table:table-cell>
          <table:table-cell office:value-type="string">
            <text:p>Hochmoor-Feuchtheideaspekt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CA3</text:p>
          </table:table-cell>
          <table:table-cell office:value-type="string">
            <text:p>Transitional moor</text:p>
          </table:table-cell>
          <table:table-cell office:value-type="string">
            <text:p>Uebergangs-, Zwischenmoor, Quellmoor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CA4</text:p>
          </table:table-cell>
          <table:table-cell office:value-type="string">
            <text:p>Degenerated (transitional) moorland</text:p>
          </table:table-cell>
          <table:table-cell office:value-type="string">
            <text:p>Hoch-, Zwischenmoordegenerationsstadium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CA5</text:p>
          </table:table-cell>
          <table:table-cell office:value-type="string">
            <text:p>Moorland regeneration area beyond peat-cuts</text:p>
          </table:table-cell>
          <table:table-cell office:value-type="string">
            <text:p>Moorregenerationsflaeche ausserhalb von Torfstich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CB</text:p>
          </table:table-cell>
          <table:table-cell office:value-type="string">
            <text:p>Peat-cuts</text:p>
          </table:table-cell>
          <table:table-cell office:value-type="string">
            <text:p>Torfstich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CB0</text:p>
          </table:table-cell>
          <table:table-cell office:value-type="string">
            <text:p>Peat-cut</text:p>
          </table:table-cell>
          <table:table-cell office:value-type="string">
            <text:p>Torfstich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CB1</text:p>
          </table:table-cell>
          <table:table-cell office:value-type="string">
            <text:p>Peat-cut with moorland regeneration area</text:p>
          </table:table-cell>
          <table:table-cell office:value-type="string">
            <text:p>Torfstich mit Moorregenerationsflaech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CC</text:p>
          </table:table-cell>
          <table:table-cell office:value-type="string">
            <text:p>Dwarf sedge reeds, juncus swamps</text:p>
          </table:table-cell>
          <table:table-cell office:value-type="string">
            <text:p>Kleinseggenriede, Binsensuempf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CC0</text:p>
          </table:table-cell>
          <table:table-cell office:value-type="string">
            <text:p>Dwarf sedge reed, juncus swamp</text:p>
          </table:table-cell>
          <table:table-cell office:value-type="string">
            <text:p>Kleinseggenried, Binsensumpf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CC1</text:p>
          </table:table-cell>
          <table:table-cell office:value-type="string">
            <text:p>acide dwarf sedge reed</text:p>
          </table:table-cell>
          <table:table-cell office:value-type="string">
            <text:p>Bodensaures Kleinseggenried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CC2</text:p>
          </table:table-cell>
          <table:table-cell office:value-type="string">
            <text:p>lime dwarf sedge reed</text:p>
          </table:table-cell>
          <table:table-cell office:value-type="string">
            <text:p>Kalk-Kleinseggenried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CC3</text:p>
          </table:table-cell>
          <table:table-cell office:value-type="string">
            <text:p>acide juncus swamp</text:p>
          </table:table-cell>
          <table:table-cell office:value-type="string">
            <text:p>Bodensaurer Binsen- oder Waldsimsensumpf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CC4</text:p>
          </table:table-cell>
          <table:table-cell office:value-type="string">
            <text:p>lime juncus swamp</text:p>
          </table:table-cell>
          <table:table-cell office:value-type="string">
            <text:p>Kalk-Binsensumpf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CD</text:p>
          </table:table-cell>
          <table:table-cell office:value-type="string">
            <text:p>Tall sedge reeds</text:p>
          </table:table-cell>
          <table:table-cell office:value-type="string">
            <text:p>Grossseggenried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CD0</text:p>
          </table:table-cell>
          <table:table-cell office:value-type="string">
            <text:p>Tall sedge reed</text:p>
          </table:table-cell>
          <table:table-cell office:value-type="string">
            <text:p>Grossseggenried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CD1</text:p>
          </table:table-cell>
          <table:table-cell office:value-type="string">
            <text:p>Grass-like tall sedge reed</text:p>
          </table:table-cell>
          <table:table-cell office:value-type="string">
            <text:p>Rasen-Grossseggenried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CD2</text:p>
          </table:table-cell>
          <table:table-cell office:value-type="string">
            <text:p>Clumpy tall sedge reed</text:p>
          </table:table-cell>
          <table:table-cell office:value-type="string">
            <text:p>Bulten-Grossseggenried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CF</text:p>
          </table:table-cell>
          <table:table-cell office:value-type="string">
            <text:p>Reeds</text:p>
          </table:table-cell>
          <table:table-cell office:value-type="string">
            <text:p>Roehrichtbestaend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CF0</text:p>
          </table:table-cell>
          <table:table-cell office:value-type="string">
            <text:p>Reed</text:p>
          </table:table-cell>
          <table:table-cell office:value-type="string">
            <text:p>Roehrichtbestand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CF1</text:p>
          </table:table-cell>
          <table:table-cell office:value-type="string">
            <text:p>Reed of low-growing species</text:p>
          </table:table-cell>
          <table:table-cell office:value-type="string">
            <text:p>Roehrichtbestand niedrigwuechsiger Art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CF2</text:p>
          </table:table-cell>
          <table:table-cell office:value-type="string">
            <text:p>Reed of tall-growing species</text:p>
          </table:table-cell>
          <table:table-cell office:value-type="string">
            <text:p>Roehrichtbestand hochwuechsiger Art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CF4</text:p>
          </table:table-cell>
          <table:table-cell office:value-type="string">
            <text:p>Reed along creeks</text:p>
          </table:table-cell>
          <table:table-cell office:value-type="string">
            <text:p>Bachroehricht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D</text:p>
          </table:table-cell>
          <table:table-cell office:value-type="string">
            <text:p>Heaths, dry grassland</text:p>
          </table:table-cell>
          <table:table-cell office:value-type="string">
            <text:p>Heiden, Trockenras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DA</text:p>
          </table:table-cell>
          <table:table-cell office:value-type="string">
            <text:p>Dry heath</text:p>
          </table:table-cell>
          <table:table-cell office:value-type="string">
            <text:p>Trockene Heid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DA0</text:p>
          </table:table-cell>
          <table:table-cell office:value-type="string">
            <text:p>Dry heath</text:p>
          </table:table-cell>
          <table:table-cell office:value-type="string">
            <text:p>Trockene Heid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DA1</text:p>
          </table:table-cell>
          <table:table-cell office:value-type="string">
            <text:p>Calluna heath</text:p>
          </table:table-cell>
          <table:table-cell office:value-type="string">
            <text:p>Calluna- bzw. Sandheid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DA2</text:p>
          </table:table-cell>
          <table:table-cell office:value-type="string">
            <text:p>degenerated calluna heath</text:p>
          </table:table-cell>
          <table:table-cell office:value-type="string">
            <text:p>Degenerierte Calluna-Heid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DA4</text:p>
          </table:table-cell>
          <table:table-cell office:value-type="string">
            <text:p>Juniper heath</text:p>
          </table:table-cell>
          <table:table-cell office:value-type="string">
            <text:p>Wacholder-Heid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DA5</text:p>
          </table:table-cell>
          <table:table-cell office:value-type="string">
            <text:p>Berry-bush heath</text:p>
          </table:table-cell>
          <table:table-cell office:value-type="string">
            <text:p>Bergheide-Beerenstrauchheid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DB</text:p>
          </table:table-cell>
          <table:table-cell office:value-type="string">
            <text:p>Wet heaths</text:p>
          </table:table-cell>
          <table:table-cell office:value-type="string">
            <text:p>Feuchtheid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DB0</text:p>
          </table:table-cell>
          <table:table-cell office:value-type="string">
            <text:p>Wet heath</text:p>
          </table:table-cell>
          <table:table-cell office:value-type="string">
            <text:p>Feuchtheid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DB1</text:p>
          </table:table-cell>
          <table:table-cell office:value-type="string">
            <text:p>Wet dwarfshrub heath</text:p>
          </table:table-cell>
          <table:table-cell office:value-type="string">
            <text:p>Zwergstrauch-Feuchtheid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DB2</text:p>
          </table:table-cell>
          <table:table-cell office:value-type="string">
            <text:p>Wet moor grass heath</text:p>
          </table:table-cell>
          <table:table-cell office:value-type="string">
            <text:p>Pfeifengras-Feuchtheid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DC</text:p>
          </table:table-cell>
          <table:table-cell office:value-type="string">
            <text:p>Siliceus dry grasslands</text:p>
          </table:table-cell>
          <table:table-cell office:value-type="string">
            <text:p>Silikattrockenras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DC0</text:p>
          </table:table-cell>
          <table:table-cell office:value-type="string">
            <text:p>Siliceus dry grassland</text:p>
          </table:table-cell>
          <table:table-cell office:value-type="string">
            <text:p>Silikattrockenras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DD</text:p>
          </table:table-cell>
          <table:table-cell office:value-type="string">
            <text:p>Limestone semi-arid grasslands</text:p>
          </table:table-cell>
          <table:table-cell office:value-type="string">
            <text:p>Kalkhalbtrockenras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DD0</text:p>
          </table:table-cell>
          <table:table-cell office:value-type="string">
            <text:p>Limestome semi-arid grassland, limestone grassland</text:p>
          </table:table-cell>
          <table:table-cell office:value-type="string">
            <text:p>Kalkhalbtrockenrasen, Kalkmagerras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DD3</text:p>
          </table:table-cell>
          <table:table-cell office:value-type="string">
            <text:p>Juniper dominated limestone semi-arid grassland</text:p>
          </table:table-cell>
          <table:table-cell office:value-type="string">
            <text:p>Wacholder-Kalkhalbtrockenras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DE</text:p>
          </table:table-cell>
          <table:table-cell office:value-type="string">
            <text:p>Heavy metal charged grasslands</text:p>
          </table:table-cell>
          <table:table-cell office:value-type="string">
            <text:p>Schwermetallras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DE0</text:p>
          </table:table-cell>
          <table:table-cell office:value-type="string">
            <text:p>Heavy metal charged grassland</text:p>
          </table:table-cell>
          <table:table-cell office:value-type="string">
            <text:p>Schwermetallras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DF</text:p>
          </table:table-cell>
          <table:table-cell office:value-type="string">
            <text:p>Mat grasslands</text:p>
          </table:table-cell>
          <table:table-cell office:value-type="string">
            <text:p>Borstgrasras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DF0</text:p>
          </table:table-cell>
          <table:table-cell office:value-type="string">
            <text:p>Mat grassland</text:p>
          </table:table-cell>
          <table:table-cell office:value-type="string">
            <text:p>Borstgrasras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DF1</text:p>
          </table:table-cell>
          <table:table-cell office:value-type="string">
            <text:p>Bushy sweet grass</text:p>
          </table:table-cell>
          <table:table-cell office:value-type="string">
            <text:p>Horstige Suessgrasbestaend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DG</text:p>
          </table:table-cell>
          <table:table-cell office:value-type="string">
            <text:p>Degenerated heath</text:p>
          </table:table-cell>
          <table:table-cell office:value-type="string">
            <text:p>Heide-Degenerationsstadium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DG0</text:p>
          </table:table-cell>
          <table:table-cell office:value-type="string">
            <text:p>Degenerated dry grassland and heath without dwarfshrubs</text:p>
          </table:table-cell>
          <table:table-cell office:value-type="string">
            <text:p>degenerierte Trockenrasen und degenerierte Heiden fast ohne Zwergstrauchbeteiligung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E</text:p>
          </table:table-cell>
          <table:table-cell office:value-type="string">
            <text:p>Grassland</text:p>
          </table:table-cell>
          <table:table-cell office:value-type="string">
            <text:p>Gruenland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EA</text:p>
          </table:table-cell>
          <table:table-cell office:value-type="string">
            <text:p>Fertile meadows</text:p>
          </table:table-cell>
          <table:table-cell office:value-type="string">
            <text:p>Fettwies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EA0</text:p>
          </table:table-cell>
          <table:table-cell office:value-type="string">
            <text:p>Fertile meadows</text:p>
          </table:table-cell>
          <table:table-cell office:value-type="string">
            <text:p>Fettwies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EA3</text:p>
          </table:table-cell>
          <table:table-cell office:value-type="string">
            <text:p>Reseedings</text:p>
          </table:table-cell>
          <table:table-cell office:value-type="string">
            <text:p>Feldgras und Neueinsaat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EB</text:p>
          </table:table-cell>
          <table:table-cell office:value-type="string">
            <text:p>Rich pastures / fertilized pastures</text:p>
          </table:table-cell>
          <table:table-cell office:value-type="string">
            <text:p>Fettweid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EB0</text:p>
          </table:table-cell>
          <table:table-cell office:value-type="string">
            <text:p>Rich pasture / fertilized pasture</text:p>
          </table:table-cell>
          <table:table-cell office:value-type="string">
            <text:p>Fettweid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EB1</text:p>
          </table:table-cell>
          <table:table-cell office:value-type="string">
            <text:p>Rich pastures, reseeded</text:p>
          </table:table-cell>
          <table:table-cell office:value-type="string">
            <text:p>Fettweide, Neueinsaat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EB2</text:p>
          </table:table-cell>
          <table:table-cell office:value-type="string">
            <text:p>Mowing pasture land, moderate humidity</text:p>
          </table:table-cell>
          <table:table-cell office:value-type="string">
            <text:p>frische bis maessig trockene Maehweid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EC</text:p>
          </table:table-cell>
          <table:table-cell office:value-type="string">
            <text:p>Wet grasslands</text:p>
          </table:table-cell>
          <table:table-cell office:value-type="string">
            <text:p>Nass- und Feuchtgruenlaender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EC1</text:p>
          </table:table-cell>
          <table:table-cell office:value-type="string">
            <text:p>Wet meadow</text:p>
          </table:table-cell>
          <table:table-cell office:value-type="string">
            <text:p>Nass- und Feuchtwies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EC2</text:p>
          </table:table-cell>
          <table:table-cell office:value-type="string">
            <text:p>Wet pasture land</text:p>
          </table:table-cell>
          <table:table-cell office:value-type="string">
            <text:p>Nass- und Feuchtweid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EC3</text:p>
          </table:table-cell>
          <table:table-cell office:value-type="string">
            <text:p>Moor grass meadow</text:p>
          </table:table-cell>
          <table:table-cell office:value-type="string">
            <text:p>Pfeifengraswies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EC5</text:p>
          </table:table-cell>
          <table:table-cell office:value-type="string">
            <text:p>Flooded grassland</text:p>
          </table:table-cell>
          <table:table-cell office:value-type="string">
            <text:p>Flutras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ED</text:p>
          </table:table-cell>
          <table:table-cell office:value-type="string">
            <text:p>Poor grassland</text:p>
          </table:table-cell>
          <table:table-cell office:value-type="string">
            <text:p>Magergruenlaender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ED1</text:p>
          </table:table-cell>
          <table:table-cell office:value-type="string">
            <text:p>Poor meadow</text:p>
          </table:table-cell>
          <table:table-cell office:value-type="string">
            <text:p>Magerwies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ED2</text:p>
          </table:table-cell>
          <table:table-cell office:value-type="string">
            <text:p>Poor pasture</text:p>
          </table:table-cell>
          <table:table-cell office:value-type="string">
            <text:p>Magerweid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EE</text:p>
          </table:table-cell>
          <table:table-cell office:value-type="string">
            <text:p>Grassland fallow</text:p>
          </table:table-cell>
          <table:table-cell office:value-type="string">
            <text:p>Gruenlandbrach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EE0a</text:p>
          </table:table-cell>
          <table:table-cell office:value-type="string">
            <text:p>Fallow fertile grassland</text:p>
          </table:table-cell>
          <table:table-cell office:value-type="string">
            <text:p>Fettgruenlandbrach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EE3</text:p>
          </table:table-cell>
          <table:table-cell office:value-type="string">
            <text:p>Fallow wet grassland</text:p>
          </table:table-cell>
          <table:table-cell office:value-type="string">
            <text:p>Nass- und Feuchtgruenlandbrach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EE4</text:p>
          </table:table-cell>
          <table:table-cell office:value-type="string">
            <text:p>Fallow poor grassland</text:p>
          </table:table-cell>
          <table:table-cell office:value-type="string">
            <text:p>Magergruenlandbrach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EF</text:p>
          </table:table-cell>
          <table:table-cell office:value-type="string">
            <text:p>Salt grasslands</text:p>
          </table:table-cell>
          <table:table-cell office:value-type="string">
            <text:p>Salzras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EF0</text:p>
          </table:table-cell>
          <table:table-cell office:value-type="string">
            <text:p>Salt grasslands</text:p>
          </table:table-cell>
          <table:table-cell office:value-type="string">
            <text:p>Salzras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</text:p>
          </table:table-cell>
          <table:table-cell office:value-type="string">
            <text:p>Waters</text:p>
          </table:table-cell>
          <table:table-cell office:value-type="string">
            <text:p>Gewaesser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A</text:p>
          </table:table-cell>
          <table:table-cell office:value-type="string">
            <text:p>Lakes</text:p>
          </table:table-cell>
          <table:table-cell office:value-type="string">
            <text:p>Se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A0</text:p>
          </table:table-cell>
          <table:table-cell office:value-type="string">
            <text:p>Lake</text:p>
          </table:table-cell>
          <table:table-cell office:value-type="string">
            <text:p>Se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B</text:p>
          </table:table-cell>
          <table:table-cell office:value-type="string">
            <text:p>Ponds</text:p>
          </table:table-cell>
          <table:table-cell office:value-type="string">
            <text:p>Weiher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B0</text:p>
          </table:table-cell>
          <table:table-cell office:value-type="string">
            <text:p>Pond</text:p>
          </table:table-cell>
          <table:table-cell office:value-type="string">
            <text:p>Weiher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C</text:p>
          </table:table-cell>
          <table:table-cell office:value-type="string">
            <text:p>Dead stream branches</text:p>
          </table:table-cell>
          <table:table-cell office:value-type="string">
            <text:p>Altarme, Altwasser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C0</text:p>
          </table:table-cell>
          <table:table-cell office:value-type="string">
            <text:p>Dead stream branch</text:p>
          </table:table-cell>
          <table:table-cell office:value-type="string">
            <text:p>Altarm, Altwasser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C1</text:p>
          </table:table-cell>
          <table:table-cell office:value-type="string">
            <text:p>Dead stream branch, connected</text:p>
          </table:table-cell>
          <table:table-cell office:value-type="string">
            <text:p>Altarm, angebund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C2</text:p>
          </table:table-cell>
          <table:table-cell office:value-type="string">
            <text:p>Dead stream branch, disconnected</text:p>
          </table:table-cell>
          <table:table-cell office:value-type="string">
            <text:p>Altwasser, abgebund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C3</text:p>
          </table:table-cell>
          <table:table-cell office:value-type="string">
            <text:p>Dead stream branch, connected, no flow</text:p>
          </table:table-cell>
          <table:table-cell office:value-type="string">
            <text:p>Altarm, angebunden, nicht durchstroemt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C4</text:p>
          </table:table-cell>
          <table:table-cell office:value-type="string">
            <text:p>Dead stream branch, connected, flow</text:p>
          </table:table-cell>
          <table:table-cell office:value-type="string">
            <text:p>Altarm, angebunden, durchstroemt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D</text:p>
          </table:table-cell>
          <table:table-cell office:value-type="string">
            <text:p>non-floating small water bodies</text:p>
          </table:table-cell>
          <table:table-cell office:value-type="string">
            <text:p>stehende Kleingewaesser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D0</text:p>
          </table:table-cell>
          <table:table-cell office:value-type="string">
            <text:p>non-floating small water bodies</text:p>
          </table:table-cell>
          <table:table-cell office:value-type="string">
            <text:p>stehendes Kleingewaesser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D1</text:p>
          </table:table-cell>
          <table:table-cell office:value-type="string">
            <text:p>Pool (intermittent)</text:p>
          </table:table-cell>
          <table:table-cell office:value-type="string">
            <text:p>Tuempel (periodisch)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D2</text:p>
          </table:table-cell>
          <table:table-cell office:value-type="string">
            <text:p>Bog pool</text:p>
          </table:table-cell>
          <table:table-cell office:value-type="string">
            <text:p>Blaenk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D3</text:p>
          </table:table-cell>
          <table:table-cell office:value-type="string">
            <text:p>Puddle</text:p>
          </table:table-cell>
          <table:table-cell office:value-type="string">
            <text:p>Lache, Pfuetze, Wagenspur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D4</text:p>
          </table:table-cell>
          <table:table-cell office:value-type="string">
            <text:p>Bomb crater</text:p>
          </table:table-cell>
          <table:table-cell office:value-type="string">
            <text:p>Bombentrichter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E</text:p>
          </table:table-cell>
          <table:table-cell office:value-type="string">
            <text:p>Heath pools, moor pools</text:p>
          </table:table-cell>
          <table:table-cell office:value-type="string">
            <text:p>Heideweiher, Moorblaenk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E0</text:p>
          </table:table-cell>
          <table:table-cell office:value-type="string">
            <text:p>Heath pool, moor pool</text:p>
          </table:table-cell>
          <table:table-cell office:value-type="string">
            <text:p>Heideweiher, Moorblaenk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E1</text:p>
          </table:table-cell>
          <table:table-cell office:value-type="string">
            <text:p>Heath pool</text:p>
          </table:table-cell>
          <table:table-cell office:value-type="string">
            <text:p>Heideweiher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E2</text:p>
          </table:table-cell>
          <table:table-cell office:value-type="string">
            <text:p>Moor pool</text:p>
          </table:table-cell>
          <table:table-cell office:value-type="string">
            <text:p>Moorblaenke, Moortuempel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F</text:p>
          </table:table-cell>
          <table:table-cell office:value-type="string">
            <text:p>Artificial ponds</text:p>
          </table:table-cell>
          <table:table-cell office:value-type="string">
            <text:p>Teich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F0</text:p>
          </table:table-cell>
          <table:table-cell office:value-type="string">
            <text:p>Artificial pond</text:p>
          </table:table-cell>
          <table:table-cell office:value-type="string">
            <text:p>Teich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F1</text:p>
          </table:table-cell>
          <table:table-cell office:value-type="string">
            <text:p>Artificial pond (park, ornamental, garden)</text:p>
          </table:table-cell>
          <table:table-cell office:value-type="string">
            <text:p>Parkteich, Zierteich, Gartenteich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F2</text:p>
          </table:table-cell>
          <table:table-cell office:value-type="string">
            <text:p>Fish pond</text:p>
          </table:table-cell>
          <table:table-cell office:value-type="string">
            <text:p>Fischteich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F3</text:p>
          </table:table-cell>
          <table:table-cell office:value-type="string">
            <text:p>Mill pond</text:p>
          </table:table-cell>
          <table:table-cell office:value-type="string">
            <text:p>Muehlenteich, Graeft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F4</text:p>
          </table:table-cell>
          <table:table-cell office:value-type="string">
            <text:p>Fire pond</text:p>
          </table:table-cell>
          <table:table-cell office:value-type="string">
            <text:p>Loeschteich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F5</text:p>
          </table:table-cell>
          <table:table-cell office:value-type="string">
            <text:p>Pond, nature conservation</text:p>
          </table:table-cell>
          <table:table-cell office:value-type="string">
            <text:p>Naturschutzteich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F6</text:p>
          </table:table-cell>
          <table:table-cell office:value-type="string">
            <text:p>Lagoon</text:p>
          </table:table-cell>
          <table:table-cell office:value-type="string">
            <text:p>Klaerteich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G</text:p>
          </table:table-cell>
          <table:table-cell office:value-type="string">
            <text:p>Quarry ponds</text:p>
          </table:table-cell>
          <table:table-cell office:value-type="string">
            <text:p>Abgrabungsgewaesser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G0</text:p>
          </table:table-cell>
          <table:table-cell office:value-type="string">
            <text:p>Quarry pond</text:p>
          </table:table-cell>
          <table:table-cell office:value-type="string">
            <text:p>Abgrabungsgewaesser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G1</text:p>
          </table:table-cell>
          <table:table-cell office:value-type="string">
            <text:p>Quarry pond, loose rock</text:p>
          </table:table-cell>
          <table:table-cell office:value-type="string">
            <text:p>Abgrabungsgewaesser ueber Lockergestei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G2</text:p>
          </table:table-cell>
          <table:table-cell office:value-type="string">
            <text:p>Quarry pond, solid rock</text:p>
          </table:table-cell>
          <table:table-cell office:value-type="string">
            <text:p>Abgrabungsgewaesser ueber Festgestei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H</text:p>
          </table:table-cell>
          <table:table-cell office:value-type="string">
            <text:p>Reservoirs</text:p>
          </table:table-cell>
          <table:table-cell office:value-type="string">
            <text:p>Staugewaesser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H0</text:p>
          </table:table-cell>
          <table:table-cell office:value-type="string">
            <text:p>Reservoir</text:p>
          </table:table-cell>
          <table:table-cell office:value-type="string">
            <text:p>Staugewaesser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H1</text:p>
          </table:table-cell>
          <table:table-cell office:value-type="string">
            <text:p>Reservoir lake</text:p>
          </table:table-cell>
          <table:table-cell office:value-type="string">
            <text:p>Stausee, Talsperre, Vorbeck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H2</text:p>
          </table:table-cell>
          <table:table-cell office:value-type="string">
            <text:p>bachstau</text:p>
          </table:table-cell>
          <table:table-cell office:value-type="string">
            <text:p>Fluss-, Bachstau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H3</text:p>
          </table:table-cell>
          <table:table-cell office:value-type="string">
            <text:p>river reservoir</text:p>
          </table:table-cell>
          <table:table-cell office:value-type="string">
            <text:p>Quellstau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J</text:p>
          </table:table-cell>
          <table:table-cell office:value-type="string">
            <text:p>Sewage farms</text:p>
          </table:table-cell>
          <table:table-cell office:value-type="string">
            <text:p>Absetzbecken, Rieselfelder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J0</text:p>
          </table:table-cell>
          <table:table-cell office:value-type="string">
            <text:p>Sewage farm</text:p>
          </table:table-cell>
          <table:table-cell office:value-type="string">
            <text:p>Absetz- und Klaerbecken, Rieselfeld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K</text:p>
          </table:table-cell>
          <table:table-cell office:value-type="string">
            <text:p>Well</text:p>
          </table:table-cell>
          <table:table-cell office:value-type="string">
            <text:p>Quell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K0</text:p>
          </table:table-cell>
          <table:table-cell office:value-type="string">
            <text:p>Well, source area</text:p>
          </table:table-cell>
          <table:table-cell office:value-type="string">
            <text:p>Quelle, Quellbereich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K1</text:p>
          </table:table-cell>
          <table:table-cell office:value-type="string">
            <text:p>basic source, limnocrene</text:p>
          </table:table-cell>
          <table:table-cell office:value-type="string">
            <text:p>Grundquelle, Tuempelquelle, Limnokren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K2</text:p>
          </table:table-cell>
          <table:table-cell office:value-type="string">
            <text:p>Seepage spring, helocrene</text:p>
          </table:table-cell>
          <table:table-cell office:value-type="string">
            <text:p>Sicker-, Sumpfquelle, Helokren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K3</text:p>
          </table:table-cell>
          <table:table-cell office:value-type="string">
            <text:p>Rheocrene</text:p>
          </table:table-cell>
          <table:table-cell office:value-type="string">
            <text:p>Sturzquelle, Rheokren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L</text:p>
          </table:table-cell>
          <table:table-cell office:value-type="string">
            <text:p>Waterfalls, rapids, brook sinks</text:p>
          </table:table-cell>
          <table:table-cell office:value-type="string">
            <text:p>Wasserfaelle, Stromschnellen, Bachschwind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L0</text:p>
          </table:table-cell>
          <table:table-cell office:value-type="string">
            <text:p>Waterfall, rapid, brook sink</text:p>
          </table:table-cell>
          <table:table-cell office:value-type="string">
            <text:p>Wasserfall, Stromschnelle, Bachschwind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L1</text:p>
          </table:table-cell>
          <table:table-cell office:value-type="string">
            <text:p>Waterfall</text:p>
          </table:table-cell>
          <table:table-cell office:value-type="string">
            <text:p>Wasserfall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L2</text:p>
          </table:table-cell>
          <table:table-cell office:value-type="string">
            <text:p>Rapid</text:p>
          </table:table-cell>
          <table:table-cell office:value-type="string">
            <text:p>Stromschnell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L3</text:p>
          </table:table-cell>
          <table:table-cell office:value-type="string">
            <text:p>Brook sink</text:p>
          </table:table-cell>
          <table:table-cell office:value-type="string">
            <text:p>Bachschwind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M</text:p>
          </table:table-cell>
          <table:table-cell office:value-type="string">
            <text:p>Creeks</text:p>
          </table:table-cell>
          <table:table-cell office:value-type="string">
            <text:p>Baech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M0</text:p>
          </table:table-cell>
          <table:table-cell office:value-type="string">
            <text:p>Creek</text:p>
          </table:table-cell>
          <table:table-cell office:value-type="string">
            <text:p>Bach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M4</text:p>
          </table:table-cell>
          <table:table-cell office:value-type="string">
            <text:p>Source creek</text:p>
          </table:table-cell>
          <table:table-cell office:value-type="string">
            <text:p>Quellbach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M5</text:p>
          </table:table-cell>
          <table:table-cell office:value-type="string">
            <text:p>Lowland creek</text:p>
          </table:table-cell>
          <table:table-cell office:value-type="string">
            <text:p>Tieflandbach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M6</text:p>
          </table:table-cell>
          <table:table-cell office:value-type="string">
            <text:p>Lower mountain stream</text:p>
          </table:table-cell>
          <table:table-cell office:value-type="string">
            <text:p>Mittelgebirgsbach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N</text:p>
          </table:table-cell>
          <table:table-cell office:value-type="string">
            <text:p>Ditches</text:p>
          </table:table-cell>
          <table:table-cell office:value-type="string">
            <text:p>Graeb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N0</text:p>
          </table:table-cell>
          <table:table-cell office:value-type="string">
            <text:p>Ditch</text:p>
          </table:table-cell>
          <table:table-cell office:value-type="string">
            <text:p>Grab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N1</text:p>
          </table:table-cell>
          <table:table-cell office:value-type="string">
            <text:p>Ditch with flowing water vegetation</text:p>
          </table:table-cell>
          <table:table-cell office:value-type="string">
            <text:p>Graben mit Fliessgewaesservegetatio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N2</text:p>
          </table:table-cell>
          <table:table-cell office:value-type="string">
            <text:p>Ditch with still water vegetation</text:p>
          </table:table-cell>
          <table:table-cell office:value-type="string">
            <text:p>Graben mit Stillgewaesservegetatio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O</text:p>
          </table:table-cell>
          <table:table-cell office:value-type="string">
            <text:p>Rivers</text:p>
          </table:table-cell>
          <table:table-cell office:value-type="string">
            <text:p>Fluess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O0</text:p>
          </table:table-cell>
          <table:table-cell office:value-type="string">
            <text:p>River</text:p>
          </table:table-cell>
          <table:table-cell office:value-type="string">
            <text:p>Fluss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O1</text:p>
          </table:table-cell>
          <table:table-cell office:value-type="string">
            <text:p>Lower mountain river</text:p>
          </table:table-cell>
          <table:table-cell office:value-type="string">
            <text:p>Mittelgebirgsfluss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O2</text:p>
          </table:table-cell>
          <table:table-cell office:value-type="string">
            <text:p>Lowland river</text:p>
          </table:table-cell>
          <table:table-cell office:value-type="string">
            <text:p>Tieflandfluss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P</text:p>
          </table:table-cell>
          <table:table-cell office:value-type="string">
            <text:p>Channels</text:p>
          </table:table-cell>
          <table:table-cell office:value-type="string">
            <text:p>Kanael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P0</text:p>
          </table:table-cell>
          <table:table-cell office:value-type="string">
            <text:p>Channel</text:p>
          </table:table-cell>
          <table:table-cell office:value-type="string">
            <text:p>Kanal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R</text:p>
          </table:table-cell>
          <table:table-cell office:value-type="string">
            <text:p>Soil settlement waters</text:p>
          </table:table-cell>
          <table:table-cell office:value-type="string">
            <text:p>Bergsenkungsgewaesser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R0</text:p>
          </table:table-cell>
          <table:table-cell office:value-type="string">
            <text:p>Soil settlement water</text:p>
          </table:table-cell>
          <table:table-cell office:value-type="string">
            <text:p>Bergsenkungsgewaesser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S</text:p>
          </table:table-cell>
          <table:table-cell office:value-type="string">
            <text:p>Other technical waters</text:p>
          </table:table-cell>
          <table:table-cell office:value-type="string">
            <text:p>Sonstige technische Gewaesser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S0</text:p>
          </table:table-cell>
          <table:table-cell office:value-type="string">
            <text:p>Retention basin</text:p>
          </table:table-cell>
          <table:table-cell office:value-type="string">
            <text:p>Rueckhaltebeck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S1</text:p>
          </table:table-cell>
          <table:table-cell office:value-type="string">
            <text:p>Cave waters</text:p>
          </table:table-cell>
          <table:table-cell office:value-type="string">
            <text:p>Hoehlengewaesser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S2</text:p>
          </table:table-cell>
          <table:table-cell office:value-type="string">
            <text:p>Polder</text:p>
          </table:table-cell>
          <table:table-cell office:value-type="string">
            <text:p>Polder (zur Retention)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T</text:p>
          </table:table-cell>
          <table:table-cell office:value-type="string">
            <text:p>Harbours</text:p>
          </table:table-cell>
          <table:table-cell office:value-type="string">
            <text:p>Haef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T0</text:p>
          </table:table-cell>
          <table:table-cell office:value-type="string">
            <text:p>Harbour</text:p>
          </table:table-cell>
          <table:table-cell office:value-type="string">
            <text:p>Haf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FT0a</text:p>
          </table:table-cell>
          <table:table-cell office:value-type="string">
            <text:p>Harbour basin</text:p>
          </table:table-cell>
          <table:table-cell office:value-type="string">
            <text:p>Hafenbeck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G</text:p>
          </table:table-cell>
          <table:table-cell office:value-type="string">
            <text:p>Rock habitats</text:p>
          </table:table-cell>
          <table:table-cell office:value-type="string">
            <text:p>Gesteinsbiotop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GA</text:p>
          </table:table-cell>
          <table:table-cell office:value-type="string">
            <text:p>Rocks, rock faces, cliffs</text:p>
          </table:table-cell>
          <table:table-cell office:value-type="string">
            <text:p>Fels, Felswaende, -klipp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GA0</text:p>
          </table:table-cell>
          <table:table-cell office:value-type="string">
            <text:p>Rocks, rock faces, cliffs</text:p>
          </table:table-cell>
          <table:table-cell office:value-type="string">
            <text:p>Fels, Felswand, -klipp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GA1</text:p>
          </table:table-cell>
          <table:table-cell office:value-type="string">
            <text:p>Natural limestone</text:p>
          </table:table-cell>
          <table:table-cell office:value-type="string">
            <text:p>natuerlicher Kalkfels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GA2</text:p>
          </table:table-cell>
          <table:table-cell office:value-type="string">
            <text:p>Natural siliceous rocks</text:p>
          </table:table-cell>
          <table:table-cell office:value-type="string">
            <text:p>natuerlicher Silikatfels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GA3</text:p>
          </table:table-cell>
          <table:table-cell office:value-type="string">
            <text:p>Secondary limestone</text:p>
          </table:table-cell>
          <table:table-cell office:value-type="string">
            <text:p>sekundaerer Kalkfels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GA4</text:p>
          </table:table-cell>
          <table:table-cell office:value-type="string">
            <text:p>Secondary siliceous rocks</text:p>
          </table:table-cell>
          <table:table-cell office:value-type="string">
            <text:p>sekundaerer Silikatfels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GB</text:p>
          </table:table-cell>
          <table:table-cell office:value-type="string">
            <text:p>Scree slopes</text:p>
          </table:table-cell>
          <table:table-cell office:value-type="string">
            <text:p>Blockschutt- / Feinschutthald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GB0</text:p>
          </table:table-cell>
          <table:table-cell office:value-type="string">
            <text:p>Scree slope</text:p>
          </table:table-cell>
          <table:table-cell office:value-type="string">
            <text:p>Blockschutt- / Feinschutthald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GB1</text:p>
          </table:table-cell>
          <table:table-cell office:value-type="string">
            <text:p>Natural limestone scree slope</text:p>
          </table:table-cell>
          <table:table-cell office:value-type="string">
            <text:p>natuerliche Kalk-Blockschutt- / Feinschutthald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GB2</text:p>
          </table:table-cell>
          <table:table-cell office:value-type="string">
            <text:p>Natural siliceous stone scree slope</text:p>
          </table:table-cell>
          <table:table-cell office:value-type="string">
            <text:p>natuerliche Silikat-Blockschutt- / Feinschutthald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GB3</text:p>
          </table:table-cell>
          <table:table-cell office:value-type="string">
            <text:p>Secondary limestone scree slope</text:p>
          </table:table-cell>
          <table:table-cell office:value-type="string">
            <text:p>sekundaere Kalk-Blockschutt- / Feinschutthald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GB4</text:p>
          </table:table-cell>
          <table:table-cell office:value-type="string">
            <text:p>Secondary siliceous stone scree slope</text:p>
          </table:table-cell>
          <table:table-cell office:value-type="string">
            <text:p>sekundaere Silikat-Blockschutt- / Feinschutthald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GC</text:p>
          </table:table-cell>
          <table:table-cell office:value-type="string">
            <text:p>Quarries</text:p>
          </table:table-cell>
          <table:table-cell office:value-type="string">
            <text:p>Steinbruech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GC0</text:p>
          </table:table-cell>
          <table:table-cell office:value-type="string">
            <text:p>Quarry</text:p>
          </table:table-cell>
          <table:table-cell office:value-type="string">
            <text:p>Steinbruch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GC1</text:p>
          </table:table-cell>
          <table:table-cell office:value-type="string">
            <text:p>Limestone quarry</text:p>
          </table:table-cell>
          <table:table-cell office:value-type="string">
            <text:p>Kalksteinbruch, Steinbruch auf basischen Ausgangsgestei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GC2</text:p>
          </table:table-cell>
          <table:table-cell office:value-type="string">
            <text:p>Siliceous stone quarry</text:p>
          </table:table-cell>
          <table:table-cell office:value-type="string">
            <text:p>Silikatsteinbruch, Steinbruch auf silikatischem Ausgangsgestei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GC3</text:p>
          </table:table-cell>
          <table:table-cell office:value-type="string">
            <text:p>Basalt quarry</text:p>
          </table:table-cell>
          <table:table-cell office:value-type="string">
            <text:p>Basaltsteinbruch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GC4</text:p>
          </table:table-cell>
          <table:table-cell office:value-type="string">
            <text:p>Quarry, other igneous stones</text:p>
          </table:table-cell>
          <table:table-cell office:value-type="string">
            <text:p>Steinbruch, sonstiger magmatischer Gestein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GD</text:p>
          </table:table-cell>
          <table:table-cell office:value-type="string">
            <text:p>Quarries, loose rocks</text:p>
          </table:table-cell>
          <table:table-cell office:value-type="string">
            <text:p>Lockergesteinsabgrabung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GD0</text:p>
          </table:table-cell>
          <table:table-cell office:value-type="string">
            <text:p>Quarry, loose rocks</text:p>
          </table:table-cell>
          <table:table-cell office:value-type="string">
            <text:p>Lockergesteinsabgrabung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GD1</text:p>
          </table:table-cell>
          <table:table-cell office:value-type="string">
            <text:p>Quarry, sand and gravel</text:p>
          </table:table-cell>
          <table:table-cell office:value-type="string">
            <text:p>Sand-, Kiesabgrabung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GD2</text:p>
          </table:table-cell>
          <table:table-cell office:value-type="string">
            <text:p>Quarry, clay and loam</text:p>
          </table:table-cell>
          <table:table-cell office:value-type="string">
            <text:p>Lehm-, Tonabgrabung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GE</text:p>
          </table:table-cell>
          <table:table-cell office:value-type="string">
            <text:p>Caves and tunnels</text:p>
          </table:table-cell>
          <table:table-cell office:value-type="string">
            <text:p>Hoehlen und Stoll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GE0</text:p>
          </table:table-cell>
          <table:table-cell office:value-type="string">
            <text:p>Caves and tunnels</text:p>
          </table:table-cell>
          <table:table-cell office:value-type="string">
            <text:p>Hoehlen und Stoll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GE1</text:p>
          </table:table-cell>
          <table:table-cell office:value-type="string">
            <text:p>Cave</text:p>
          </table:table-cell>
          <table:table-cell office:value-type="string">
            <text:p>Hoehl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GE2</text:p>
          </table:table-cell>
          <table:table-cell office:value-type="string">
            <text:p>Tunnel</text:p>
          </table:table-cell>
          <table:table-cell office:value-type="string">
            <text:p>Stoll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GF</text:p>
          </table:table-cell>
          <table:table-cell office:value-type="string">
            <text:p>Sparsely vegetated or vegetation free areas</text:p>
          </table:table-cell>
          <table:table-cell office:value-type="string">
            <text:p>vegetationsarme oder -freie Bereich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GF0</text:p>
          </table:table-cell>
          <table:table-cell office:value-type="string">
            <text:p>Sparsely vegetated or vegetation free areas</text:p>
          </table:table-cell>
          <table:table-cell office:value-type="string">
            <text:p>Vegetationsarme oder -freie Bereich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GF1</text:p>
          </table:table-cell>
          <table:table-cell office:value-type="string">
            <text:p>Area with low vegetation on gravel and broken rock</text:p>
          </table:table-cell>
          <table:table-cell office:value-type="string">
            <text:p>Vegetationsarme Kies- und Schotterflaech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GF2</text:p>
          </table:table-cell>
          <table:table-cell office:value-type="string">
            <text:p>Sparsely vegetated sand areas</text:p>
          </table:table-cell>
          <table:table-cell office:value-type="string">
            <text:p>Vegetationsarme Sandflaech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GF3</text:p>
          </table:table-cell>
          <table:table-cell office:value-type="string">
            <text:p>Sparsely vegetated loess and clay areas</text:p>
          </table:table-cell>
          <table:table-cell office:value-type="string">
            <text:p>Vegetationsarme Loess- und Lehmflaech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GG</text:p>
          </table:table-cell>
          <table:table-cell office:value-type="string">
            <text:p>Sand, loess wall</text:p>
          </table:table-cell>
          <table:table-cell office:value-type="string">
            <text:p>Sand-, Loesswaend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GG1</text:p>
          </table:table-cell>
          <table:table-cell office:value-type="string">
            <text:p>Sand wall</text:p>
          </table:table-cell>
          <table:table-cell office:value-type="string">
            <text:p>Sandwand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GG2</text:p>
          </table:table-cell>
          <table:table-cell office:value-type="string">
            <text:p>Loess, clay wall</text:p>
          </table:table-cell>
          <table:table-cell office:value-type="string">
            <text:p>Loess-, Lehmwand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</text:p>
          </table:table-cell>
          <table:table-cell office:value-type="string">
            <text:p>Other anthropogenic habitats</text:p>
          </table:table-cell>
          <table:table-cell office:value-type="string">
            <text:p>Weitere anthropogen bedingte Biotop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A</text:p>
          </table:table-cell>
          <table:table-cell office:value-type="string">
            <text:p>Fields</text:p>
          </table:table-cell>
          <table:table-cell office:value-type="string">
            <text:p>�cker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A0</text:p>
          </table:table-cell>
          <table:table-cell office:value-type="string">
            <text:p>Field</text:p>
          </table:table-cell>
          <table:table-cell office:value-type="string">
            <text:p>Acker</text:p>
          </table:table-cell>
          <table:table-cell office:value-type="string">
            <text:p>HA0</text:p>
          </table:table-cell>
        </table:table-row>
        <table:table-row>
          <table:table-cell office:value-type="string">
            <text:p>HA2</text:p>
          </table:table-cell>
          <table:table-cell office:value-type="string">
            <text:p>Wild field</text:p>
          </table:table-cell>
          <table:table-cell office:value-type="string">
            <text:p>Wildacker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A3</text:p>
          </table:table-cell>
          <table:table-cell office:value-type="string">
            <text:p>Sand, silicate field</text:p>
          </table:table-cell>
          <table:table-cell office:value-type="string">
            <text:p>Sand-, Silikatacker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A3a</text:p>
          </table:table-cell>
          <table:table-cell office:value-type="string">
            <text:p>Sand field</text:p>
          </table:table-cell>
          <table:table-cell office:value-type="string">
            <text:p>Sandacker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A3b</text:p>
          </table:table-cell>
          <table:table-cell office:value-type="string">
            <text:p>Silicate field</text:p>
          </table:table-cell>
          <table:table-cell office:value-type="string">
            <text:p>Silikatacker, skelettreich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A4</text:p>
          </table:table-cell>
          <table:table-cell office:value-type="string">
            <text:p>Limestone field</text:p>
          </table:table-cell>
          <table:table-cell office:value-type="string">
            <text:p>Kalkacker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A4a</text:p>
          </table:table-cell>
          <table:table-cell office:value-type="string">
            <text:p>Limestone field, coarse</text:p>
          </table:table-cell>
          <table:table-cell office:value-type="string">
            <text:p>Kalkacker, skelettreich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A5</text:p>
          </table:table-cell>
          <table:table-cell office:value-type="string">
            <text:p>Loess field, loose loam field</text:p>
          </table:table-cell>
          <table:table-cell office:value-type="string">
            <text:p>Loessacker, lockerer Lehmacker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A6</text:p>
          </table:table-cell>
          <table:table-cell office:value-type="string">
            <text:p>Heavy loam and clay field</text:p>
          </table:table-cell>
          <table:table-cell office:value-type="string">
            <text:p>Schwerer Lehm-, Tonacker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A8a</text:p>
          </table:table-cell>
          <table:table-cell office:value-type="string">
            <text:p>Foiled field</text:p>
          </table:table-cell>
          <table:table-cell office:value-type="string">
            <text:p>Acker unter Foli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B</text:p>
          </table:table-cell>
          <table:table-cell office:value-type="string">
            <text:p>Field fallow</text:p>
          </table:table-cell>
          <table:table-cell office:value-type="string">
            <text:p>Ackerbrach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B0</text:p>
          </table:table-cell>
          <table:table-cell office:value-type="string">
            <text:p>Young succession field fallow</text:p>
          </table:table-cell>
          <table:table-cell office:value-type="string">
            <text:p>junge Sukzessions-Ackerbrach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B0a</text:p>
          </table:table-cell>
          <table:table-cell office:value-type="string">
            <text:p>Wild field fallow</text:p>
          </table:table-cell>
          <table:table-cell office:value-type="string">
            <text:p>Wildackerbrach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B1</text:p>
          </table:table-cell>
          <table:table-cell office:value-type="string">
            <text:p>Reseeded field fallow</text:p>
          </table:table-cell>
          <table:table-cell office:value-type="string">
            <text:p>Einsaat-Ackerbrach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B1a</text:p>
          </table:table-cell>
          <table:table-cell office:value-type="string">
            <text:p>Grassland on field fallow</text:p>
          </table:table-cell>
          <table:table-cell office:value-type="string">
            <text:p>Grasland auf Sukzessions-Ackerbrach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B3</text:p>
          </table:table-cell>
          <table:table-cell office:value-type="string">
            <text:p>Field fallow with perennial vegetation</text:p>
          </table:table-cell>
          <table:table-cell office:value-type="string">
            <text:p>staudenreiche Ackerbrach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C</text:p>
          </table:table-cell>
          <table:table-cell office:value-type="string">
            <text:p>Roadside margins</text:p>
          </table:table-cell>
          <table:table-cell office:value-type="string">
            <text:p>Rain, Strassenraender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C0</text:p>
          </table:table-cell>
          <table:table-cell office:value-type="string">
            <text:p>Roadside margin</text:p>
          </table:table-cell>
          <table:table-cell office:value-type="string">
            <text:p>Rain, Strassenrand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C4</text:p>
          </table:table-cell>
          <table:table-cell office:value-type="string">
            <text:p>Grassland along traffic land</text:p>
          </table:table-cell>
          <table:table-cell office:value-type="string">
            <text:p>Verkehrsrasenflaech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D</text:p>
          </table:table-cell>
          <table:table-cell office:value-type="string">
            <text:p>Railways</text:p>
          </table:table-cell>
          <table:table-cell office:value-type="string">
            <text:p>Gleisanlagen</text:p>
          </table:table-cell>
          <table:table-cell office:value-type="string">
            <text:p>HD</text:p>
          </table:table-cell>
        </table:table-row>
        <table:table-row>
          <table:table-cell office:value-type="string">
            <text:p>HD1</text:p>
          </table:table-cell>
          <table:table-cell office:value-type="string">
            <text:p>Freight yard</text:p>
          </table:table-cell>
          <table:table-cell office:value-type="string">
            <text:p>Sammel-, Verschiebe-, Gueterbahnhof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D2</text:p>
          </table:table-cell>
          <table:table-cell office:value-type="string">
            <text:p>Passenger station</text:p>
          </table:table-cell>
          <table:table-cell office:value-type="string">
            <text:p>Personenbahnhof, Haltebahnhof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D3</text:p>
          </table:table-cell>
          <table:table-cell office:value-type="string">
            <text:p>Railway line</text:p>
          </table:table-cell>
          <table:table-cell office:value-type="string">
            <text:p>Bahnlinie</text:p>
          </table:table-cell>
          <table:table-cell office:value-type="string">
            <text:p>HD</text:p>
          </table:table-cell>
        </table:table-row>
        <table:table-row>
          <table:table-cell office:value-type="string">
            <text:p>HD9</text:p>
          </table:table-cell>
          <table:table-cell office:value-type="string">
            <text:p>Abandoned railway areas</text:p>
          </table:table-cell>
          <table:table-cell office:value-type="string">
            <text:p>Brachflaeche der Gleisanlagen, Bahngelaende</text:p>
          </table:table-cell>
          <table:table-cell office:value-type="string">
            <text:p>HD</text:p>
          </table:table-cell>
        </table:table-row>
        <table:table-row>
          <table:table-cell office:value-type="string">
            <text:p>HE</text:p>
          </table:table-cell>
          <table:table-cell office:value-type="string">
            <text:p>Dike</text:p>
          </table:table-cell>
          <table:table-cell office:value-type="string">
            <text:p>Deich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E0</text:p>
          </table:table-cell>
          <table:table-cell office:value-type="string">
            <text:p>Flood dam</text:p>
          </table:table-cell>
          <table:table-cell office:value-type="string">
            <text:p>Hochwasserdamm, Deich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E1</text:p>
          </table:table-cell>
          <table:table-cell office:value-type="string">
            <text:p>Dike, soil material</text:p>
          </table:table-cell>
          <table:table-cell office:value-type="string">
            <text:p>Deich aus erdigem Material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E2</text:p>
          </table:table-cell>
          <table:table-cell office:value-type="string">
            <text:p>Dike, stone material</text:p>
          </table:table-cell>
          <table:table-cell office:value-type="string">
            <text:p>Deich aus steinigem Material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F</text:p>
          </table:table-cell>
          <table:table-cell office:value-type="string">
            <text:p>Waste tips, fill-ups</text:p>
          </table:table-cell>
          <table:table-cell office:value-type="string">
            <text:p>Halden, Aufschuettungen, Verfuellung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F0</text:p>
          </table:table-cell>
          <table:table-cell office:value-type="string">
            <text:p>Waste tip, fill-up</text:p>
          </table:table-cell>
          <table:table-cell office:value-type="string">
            <text:p>Halde, Aufschuettung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F1</text:p>
          </table:table-cell>
          <table:table-cell office:value-type="string">
            <text:p>Mining tip</text:p>
          </table:table-cell>
          <table:table-cell office:value-type="string">
            <text:p>Bergehald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F2</text:p>
          </table:table-cell>
          <table:table-cell office:value-type="string">
            <text:p>Waste dump, fill-up</text:p>
          </table:table-cell>
          <table:table-cell office:value-type="string">
            <text:p>Deponie, Aufschuettung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F3</text:p>
          </table:table-cell>
          <table:table-cell office:value-type="string">
            <text:p>Waste dump, filling</text:p>
          </table:table-cell>
          <table:table-cell office:value-type="string">
            <text:p>Deponie, Verfuellung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F4</text:p>
          </table:table-cell>
          <table:table-cell office:value-type="string">
            <text:p>Filling</text:p>
          </table:table-cell>
          <table:table-cell office:value-type="string">
            <text:p>Verfuellung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G</text:p>
          </table:table-cell>
          <table:table-cell office:value-type="string">
            <text:p>Hollow-ways</text:p>
          </table:table-cell>
          <table:table-cell office:value-type="string">
            <text:p>Hohlweg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G0</text:p>
          </table:table-cell>
          <table:table-cell office:value-type="string">
            <text:p>Hollow-way</text:p>
          </table:table-cell>
          <table:table-cell office:value-type="string">
            <text:p>Hohlweg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G1</text:p>
          </table:table-cell>
          <table:table-cell office:value-type="string">
            <text:p>Loess hollow-way</text:p>
          </table:table-cell>
          <table:table-cell office:value-type="string">
            <text:p>Loesshohlweg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G2</text:p>
          </table:table-cell>
          <table:table-cell office:value-type="string">
            <text:p>Sand hollow-way</text:p>
          </table:table-cell>
          <table:table-cell office:value-type="string">
            <text:p>Sandhohlweg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H</text:p>
          </table:table-cell>
          <table:table-cell office:value-type="string">
            <text:p>Embankments</text:p>
          </table:table-cell>
          <table:table-cell office:value-type="string">
            <text:p>Boeschung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H0</text:p>
          </table:table-cell>
          <table:table-cell office:value-type="string">
            <text:p>Embankment</text:p>
          </table:table-cell>
          <table:table-cell office:value-type="string">
            <text:p>Boeschung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H1</text:p>
          </table:table-cell>
          <table:table-cell office:value-type="string">
            <text:p>Road embankment, groove</text:p>
          </table:table-cell>
          <table:table-cell office:value-type="string">
            <text:p>Strassenboeschung, Einschnitt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H2</text:p>
          </table:table-cell>
          <table:table-cell office:value-type="string">
            <text:p>Road embankment, dam</text:p>
          </table:table-cell>
          <table:table-cell office:value-type="string">
            <text:p>Strassenboeschung, Damm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H3</text:p>
          </table:table-cell>
          <table:table-cell office:value-type="string">
            <text:p>Railroad embankment, groove</text:p>
          </table:table-cell>
          <table:table-cell office:value-type="string">
            <text:p>Bahnboeschung, Einschnitt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H4</text:p>
          </table:table-cell>
          <table:table-cell office:value-type="string">
            <text:p>Railroad embankment, dam</text:p>
          </table:table-cell>
          <table:table-cell office:value-type="string">
            <text:p>Bahnboeschung, Damm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H5</text:p>
          </table:table-cell>
          <table:table-cell office:value-type="string">
            <text:p>Channel embankment, groove</text:p>
          </table:table-cell>
          <table:table-cell office:value-type="string">
            <text:p>Kanalboeschung, Einschnitt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H6</text:p>
          </table:table-cell>
          <table:table-cell office:value-type="string">
            <text:p>Channel embankment, dam</text:p>
          </table:table-cell>
          <table:table-cell office:value-type="string">
            <text:p>Kanalboeschung, Damm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H7</text:p>
          </table:table-cell>
          <table:table-cell office:value-type="string">
            <text:p>Profile embankment of flowing waters</text:p>
          </table:table-cell>
          <table:table-cell office:value-type="string">
            <text:p>Fliessgewaesserprofilboeschung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H8</text:p>
          </table:table-cell>
          <table:table-cell office:value-type="string">
            <text:p>Embankment of flowing waters, bank border</text:p>
          </table:table-cell>
          <table:table-cell office:value-type="string">
            <text:p>Fliessgewaesserboeschung, Uferrandstreif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H9</text:p>
          </table:table-cell>
          <table:table-cell office:value-type="string">
            <text:p>Embankment of still waters, bank border</text:p>
          </table:table-cell>
          <table:table-cell office:value-type="string">
            <text:p>Stillgewaesserboeschung, Uferrandstreif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J</text:p>
          </table:table-cell>
          <table:table-cell office:value-type="string">
            <text:p>Gardens, tree nurseries, forestries</text:p>
          </table:table-cell>
          <table:table-cell office:value-type="string">
            <text:p>Gaerten, Baumschulen, forstaehnliche Kulturen</text:p>
          </table:table-cell>
          <table:table-cell office:value-type="string">
            <text:p>HJ6</text:p>
          </table:table-cell>
        </table:table-row>
        <table:table-row>
          <table:table-cell office:value-type="string">
            <text:p>HJ0</text:p>
          </table:table-cell>
          <table:table-cell office:value-type="string">
            <text:p>Garden, tree nursery</text:p>
          </table:table-cell>
          <table:table-cell office:value-type="string">
            <text:p>Garten, Baumschule</text:p>
          </table:table-cell>
          <table:table-cell office:value-type="string">
            <text:p>HJ6</text:p>
          </table:table-cell>
        </table:table-row>
        <table:table-row>
          <table:table-cell office:value-type="string">
            <text:p>HJ6</text:p>
          </table:table-cell>
          <table:table-cell office:value-type="string">
            <text:p>Tree nursery, garden-markets</text:p>
          </table:table-cell>
          <table:table-cell office:value-type="string">
            <text:p>Baumschule, Gaertnerei</text:p>
          </table:table-cell>
          <table:table-cell office:value-type="string">
            <text:p>HJ6</text:p>
          </table:table-cell>
        </table:table-row>
        <table:table-row>
          <table:table-cell office:value-type="string">
            <text:p>HJ7</text:p>
          </table:table-cell>
          <table:table-cell office:value-type="string">
            <text:p>Christmas tree culture</text:p>
          </table:table-cell>
          <table:table-cell office:value-type="string">
            <text:p>Weihnachtsbaumkultur</text:p>
          </table:table-cell>
          <table:table-cell office:value-type="string">
            <text:p>HJ6</text:p>
          </table:table-cell>
        </table:table-row>
        <table:table-row>
          <table:table-cell office:value-type="string">
            <text:p>HJ9</text:p>
          </table:table-cell>
          <table:table-cell office:value-type="string">
            <text:p>Energy tree culture</text:p>
          </table:table-cell>
          <table:table-cell office:value-type="string">
            <text:p>Energieholzkulturen</text:p>
          </table:table-cell>
          <table:table-cell office:value-type="string">
            <text:p>HJ6</text:p>
          </table:table-cell>
        </table:table-row>
        <table:table-row>
          <table:table-cell office:value-type="string">
            <text:p>HK</text:p>
          </table:table-cell>
          <table:table-cell office:value-type="string">
            <text:p>Orchards</text:p>
          </table:table-cell>
          <table:table-cell office:value-type="string">
            <text:p>Obstanlagen</text:p>
          </table:table-cell>
          <table:table-cell office:value-type="string">
            <text:p>HK</text:p>
          </table:table-cell>
        </table:table-row>
        <table:table-row>
          <table:table-cell office:value-type="string">
            <text:p>HK1</text:p>
          </table:table-cell>
          <table:table-cell office:value-type="string">
            <text:p>Extensive orchard</text:p>
          </table:table-cell>
          <table:table-cell office:value-type="string">
            <text:p>Streuobstgarten</text:p>
          </table:table-cell>
          <table:table-cell office:value-type="string">
            <text:p>HK</text:p>
          </table:table-cell>
        </table:table-row>
        <table:table-row>
          <table:table-cell office:value-type="string">
            <text:p>HK2</text:p>
          </table:table-cell>
          <table:table-cell office:value-type="string">
            <text:p>Meadow orchard</text:p>
          </table:table-cell>
          <table:table-cell office:value-type="string">
            <text:p>Streuobstwiese</text:p>
          </table:table-cell>
          <table:table-cell office:value-type="string">
            <text:p>HK</text:p>
          </table:table-cell>
        </table:table-row>
        <table:table-row>
          <table:table-cell office:value-type="string">
            <text:p>HK3</text:p>
          </table:table-cell>
          <table:table-cell office:value-type="string">
            <text:p>Pasture orchard</text:p>
          </table:table-cell>
          <table:table-cell office:value-type="string">
            <text:p>Streuobstweide</text:p>
          </table:table-cell>
          <table:table-cell office:value-type="string">
            <text:p>HK</text:p>
          </table:table-cell>
        </table:table-row>
        <table:table-row>
          <table:table-cell office:value-type="string">
            <text:p>HK4</text:p>
          </table:table-cell>
          <table:table-cell office:value-type="string">
            <text:p>Intensiv orchard</text:p>
          </table:table-cell>
          <table:table-cell office:value-type="string">
            <text:p>Erwerbsobstanlage</text:p>
          </table:table-cell>
          <table:table-cell office:value-type="string">
            <text:p>HK</text:p>
          </table:table-cell>
        </table:table-row>
        <table:table-row>
          <table:table-cell office:value-type="string">
            <text:p>HK9</text:p>
          </table:table-cell>
          <table:table-cell office:value-type="string">
            <text:p>orchard fallow</text:p>
          </table:table-cell>
          <table:table-cell office:value-type="string">
            <text:p>Streuobstbrache</text:p>
          </table:table-cell>
          <table:table-cell office:value-type="string">
            <text:p>HK</text:p>
          </table:table-cell>
        </table:table-row>
        <table:table-row>
          <table:table-cell office:value-type="string">
            <text:p>HL</text:p>
          </table:table-cell>
          <table:table-cell office:value-type="string">
            <text:p>Vineyards, vinefallows</text:p>
          </table:table-cell>
          <table:table-cell office:value-type="string">
            <text:p>Rebkulturen und Rebbrachen</text:p>
          </table:table-cell>
          <table:table-cell office:value-type="string">
            <text:p>HK</text:p>
          </table:table-cell>
        </table:table-row>
        <table:table-row>
          <table:table-cell office:value-type="string">
            <text:p>HL0</text:p>
          </table:table-cell>
          <table:table-cell office:value-type="string">
            <text:p>Vineyard</text:p>
          </table:table-cell>
          <table:table-cell office:value-type="string">
            <text:p>Weinberg, Rebkulturflaeche</text:p>
          </table:table-cell>
          <table:table-cell office:value-type="string">
            <text:p>HK</text:p>
          </table:table-cell>
        </table:table-row>
        <table:table-row>
          <table:table-cell office:value-type="string">
            <text:p>HM</text:p>
          </table:table-cell>
          <table:table-cell office:value-type="string">
            <text:p>Parks, green spaces</text:p>
          </table:table-cell>
          <table:table-cell office:value-type="string">
            <text:p>Park, Gruenanlag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M0</text:p>
          </table:table-cell>
          <table:table-cell office:value-type="string">
            <text:p>Park, green space</text:p>
          </table:table-cell>
          <table:table-cell office:value-type="string">
            <text:p>Park, Gruenanlag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M1</text:p>
          </table:table-cell>
          <table:table-cell office:value-type="string">
            <text:p>Urban park</text:p>
          </table:table-cell>
          <table:table-cell office:value-type="string">
            <text:p>Stadtpark, Schlosspark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M4</text:p>
          </table:table-cell>
          <table:table-cell office:value-type="string">
            <text:p>Robust lawn</text:p>
          </table:table-cell>
          <table:table-cell office:value-type="string">
            <text:p>Trittrasen, Rasenplatz, Parkrasen, Sportras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M4d</text:p>
          </table:table-cell>
          <table:table-cell office:value-type="string">
            <text:p>intensively cutted lawn</text:p>
          </table:table-cell>
          <table:table-cell office:value-type="string">
            <text:p>Vielschnittras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HN</text:p>
          </table:table-cell>
          <table:table-cell office:value-type="string">
            <text:p>Building, masonry, ruin</text:p>
          </table:table-cell>
          <table:table-cell office:value-type="string">
            <text:p>Gebaeude, Mauerwerk, Ruinen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HN1</text:p>
          </table:table-cell>
          <table:table-cell office:value-type="string">
            <text:p>building</text:p>
          </table:table-cell>
          <table:table-cell office:value-type="string">
            <text:p>Gebaeude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HN2</text:p>
          </table:table-cell>
          <table:table-cell office:value-type="string">
            <text:p>wall, dry wall</text:p>
          </table:table-cell>
          <table:table-cell office:value-type="string">
            <text:p>Mauer, Trockenmauer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HN3</text:p>
          </table:table-cell>
          <table:table-cell office:value-type="string">
            <text:p>Ruin</text:p>
          </table:table-cell>
          <table:table-cell office:value-type="string">
            <text:p>Ruine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HR</text:p>
          </table:table-cell>
          <table:table-cell office:value-type="string">
            <text:p>Cemeteries</text:p>
          </table:table-cell>
          <table:table-cell office:value-type="string">
            <text:p>Friedhoefe, Begraebnisstaetten</text:p>
          </table:table-cell>
          <table:table-cell office:value-type="string">
            <text:p>HJ6</text:p>
          </table:table-cell>
        </table:table-row>
        <table:table-row>
          <table:table-cell office:value-type="string">
            <text:p>HR0</text:p>
          </table:table-cell>
          <table:table-cell office:value-type="string">
            <text:p>Cemetery</text:p>
          </table:table-cell>
          <table:table-cell office:value-type="string">
            <text:p>Friedhof, Begraebnisstaette</text:p>
          </table:table-cell>
          <table:table-cell office:value-type="string">
            <text:p>HJ6</text:p>
          </table:table-cell>
        </table:table-row>
        <table:table-row>
          <table:table-cell office:value-type="string">
            <text:p>HS</text:p>
          </table:table-cell>
          <table:table-cell office:value-type="string">
            <text:p>Allotment gardens, digland</text:p>
          </table:table-cell>
          <table:table-cell office:value-type="string">
            <text:p>Kleingartenanlagen, Grabeland</text:p>
          </table:table-cell>
          <table:table-cell office:value-type="string">
            <text:p>HJ6</text:p>
          </table:table-cell>
        </table:table-row>
        <table:table-row>
          <table:table-cell office:value-type="string">
            <text:p>HS0</text:p>
          </table:table-cell>
          <table:table-cell office:value-type="string">
            <text:p>Allotment garden</text:p>
          </table:table-cell>
          <table:table-cell office:value-type="string">
            <text:p>Kleingartenanlage</text:p>
          </table:table-cell>
          <table:table-cell office:value-type="string">
            <text:p>HJ6</text:p>
          </table:table-cell>
        </table:table-row>
        <table:table-row>
          <table:table-cell office:value-type="string">
            <text:p>HT</text:p>
          </table:table-cell>
          <table:table-cell office:value-type="string">
            <text:p>Yard, storage yard</text:p>
          </table:table-cell>
          <table:table-cell office:value-type="string">
            <text:p>Hofplaetze, Lagerplaetze</text:p>
          </table:table-cell>
          <table:table-cell office:value-type="string">
            <text:p>HJ6</text:p>
          </table:table-cell>
        </table:table-row>
        <table:table-row>
          <table:table-cell office:value-type="string">
            <text:p>HT5</text:p>
          </table:table-cell>
          <table:table-cell office:value-type="string">
            <text:p>Storage yard</text:p>
          </table:table-cell>
          <table:table-cell office:value-type="string">
            <text:p>Lagerplatz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HU</text:p>
          </table:table-cell>
          <table:table-cell office:value-type="string">
            <text:p>Sport and recreation sites</text:p>
          </table:table-cell>
          <table:table-cell office:value-type="string">
            <text:p>Sport- und Erholungsanlagen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HU0</text:p>
          </table:table-cell>
          <table:table-cell office:value-type="string">
            <text:p>Sport and recreation site</text:p>
          </table:table-cell>
          <table:table-cell office:value-type="string">
            <text:p>Sport- und Erholungsanlage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HV</text:p>
          </table:table-cell>
          <table:table-cell office:value-type="string">
            <text:p>Public places, parking areas</text:p>
          </table:table-cell>
          <table:table-cell office:value-type="string">
            <text:p>Plaetze, Parkplaetze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HV3</text:p>
          </table:table-cell>
          <table:table-cell office:value-type="string">
            <text:p>Parking area</text:p>
          </table:table-cell>
          <table:table-cell office:value-type="string">
            <text:p>Parkplatz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HV4</text:p>
          </table:table-cell>
          <table:table-cell office:value-type="string">
            <text:p>Public place</text:p>
          </table:table-cell>
          <table:table-cell office:value-type="string">
            <text:p>Öffentlicher Platz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HV7</text:p>
          </table:table-cell>
          <table:table-cell office:value-type="string">
            <text:p>underground parking, parking decks</text:p>
          </table:table-cell>
          <table:table-cell office:value-type="string">
            <text:p>Tiefgarage, Parkdeck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HW</text:p>
          </table:table-cell>
          <table:table-cell office:value-type="string">
            <text:p>Fallow lands of residential, industrial and traffic land</text:p>
          </table:table-cell>
          <table:table-cell office:value-type="string">
            <text:p>Siedlungs-, Industrie- und Verkehrsbrachen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HW0</text:p>
          </table:table-cell>
          <table:table-cell office:value-type="string">
            <text:p>Fallow land of residential, industrial and traffic land</text:p>
          </table:table-cell>
          <table:table-cell office:value-type="string">
            <text:p>Siedlungs-, Industrie- und Verkehrsbrache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HX</text:p>
          </table:table-cell>
          <table:table-cell office:value-type="string">
            <text:p>Dams</text:p>
          </table:table-cell>
          <table:table-cell office:value-type="string">
            <text:p>Staudaemme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HX0</text:p>
          </table:table-cell>
          <table:table-cell office:value-type="string">
            <text:p>Dam</text:p>
          </table:table-cell>
          <table:table-cell office:value-type="string">
            <text:p>Staudamm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HZ</text:p>
          </table:table-cell>
          <table:table-cell office:value-type="string">
            <text:p>Bunker</text:p>
          </table:table-cell>
          <table:table-cell office:value-type="string">
            <text:p>Bunker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HZ0</text:p>
          </table:table-cell>
          <table:table-cell office:value-type="string">
            <text:p>Bunker</text:p>
          </table:table-cell>
          <table:table-cell office:value-type="string">
            <text:p>Bunker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K</text:p>
          </table:table-cell>
          <table:table-cell office:value-type="string">
            <text:p>Fringe or linear tall forb vegetation</text:p>
          </table:table-cell>
          <table:table-cell office:value-type="string">
            <text:p>Saeume bzw. linienf. Hochstaudenflur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KA</text:p>
          </table:table-cell>
          <table:table-cell office:value-type="string">
            <text:p>Wet fringe or linear tall forb vegetation</text:p>
          </table:table-cell>
          <table:table-cell office:value-type="string">
            <text:p>Feuchte (nasse) Saeume bzw. linienf. Hochstaudenflur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KA2</text:p>
          </table:table-cell>
          <table:table-cell office:value-type="string">
            <text:p>Fringe or linear tall forb vegetation along waters</text:p>
          </table:table-cell>
          <table:table-cell office:value-type="string">
            <text:p>Gewaesserbegleitender feuchter Saum bzw. linienf. Hochstaudenflur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KA3</text:p>
          </table:table-cell>
          <table:table-cell office:value-type="string">
            <text:p>Forest-wet interior fringe or linear tall forb vegetation</text:p>
          </table:table-cell>
          <table:table-cell office:value-type="string">
            <text:p>Feuchter Waldinnensaum bzw. linienf. Hochstaudenflur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KA4</text:p>
          </table:table-cell>
          <table:table-cell office:value-type="string">
            <text:p>Forest exterior fringe or linear tall forb vegetation</text:p>
          </table:table-cell>
          <table:table-cell office:value-type="string">
            <text:p>Feuchter Waldsaum bzw. linienf. Hochstaudenflur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KA5</text:p>
          </table:table-cell>
          <table:table-cell office:value-type="string">
            <text:p>Wet neophyte fringe</text:p>
          </table:table-cell>
          <table:table-cell office:value-type="string">
            <text:p>feuchter Neophytensaum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KB</text:p>
          </table:table-cell>
          <table:table-cell office:value-type="string">
            <text:p>Forest-dry interior fringe or linear tall forb vegetation</text:p>
          </table:table-cell>
          <table:table-cell office:value-type="string">
            <text:p>Trockener Saum bzw. linienf. Hochstaudenflur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KB0a</text:p>
          </table:table-cell>
          <table:table-cell office:value-type="string">
            <text:p>Poor dry (fresh) fringe or linear tall forb vegetation</text:p>
          </table:table-cell>
          <table:table-cell office:value-type="string">
            <text:p>Magerer trockener (frischer) Saum bzw. linienf. Hochstaudenflur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KB0b</text:p>
          </table:table-cell>
          <table:table-cell office:value-type="string">
            <text:p>Eutrophic fringe or linear tall forb vegetation</text:p>
          </table:table-cell>
          <table:table-cell office:value-type="string">
            <text:p>trockener eutropher Saum bzw. linienf. Hochstaudenflur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KB1</text:p>
          </table:table-cell>
          <table:table-cell office:value-type="string">
            <text:p>Ruderal fringe or linear tall forb vegetation</text:p>
          </table:table-cell>
          <table:table-cell office:value-type="string">
            <text:p>Ruderalsaum bzw. linienf. Hochstaudenflur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KB4</text:p>
          </table:table-cell>
          <table:table-cell office:value-type="string">
            <text:p>Dry forest fringe or linear tall forb vegetation</text:p>
          </table:table-cell>
          <table:table-cell office:value-type="string">
            <text:p>Trockener Waldsaum bzw. Hochstaudenflur, linienfoermig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KB5</text:p>
          </table:table-cell>
          <table:table-cell office:value-type="string">
            <text:p>Dry (fresh) neophyte fringe</text:p>
          </table:table-cell>
          <table:table-cell office:value-type="string">
            <text:p>Trockener (frischer) Neophytensaum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KC</text:p>
          </table:table-cell>
          <table:table-cell office:value-type="string">
            <text:p>Marginal strip</text:p>
          </table:table-cell>
          <table:table-cell office:value-type="string">
            <text:p>Randstreifen, Saumstreif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KC1a</text:p>
          </table:table-cell>
          <table:table-cell office:value-type="string">
            <text:p>Rich grassland strip</text:p>
          </table:table-cell>
          <table:table-cell office:value-type="string">
            <text:p>Fettgruenland-Saum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KC1b</text:p>
          </table:table-cell>
          <table:table-cell office:value-type="string">
            <text:p>Poor grassland strip</text:p>
          </table:table-cell>
          <table:table-cell office:value-type="string">
            <text:p>Magergruenland-Saum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KC1c</text:p>
          </table:table-cell>
          <table:table-cell office:value-type="string">
            <text:p>Wet grassland strip</text:p>
          </table:table-cell>
          <table:table-cell office:value-type="string">
            <text:p>Nass- und Feuchtgruenland-Saum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KC2</text:p>
          </table:table-cell>
          <table:table-cell office:value-type="string">
            <text:p>Field margin strip in use, field margin out of use</text:p>
          </table:table-cell>
          <table:table-cell office:value-type="string">
            <text:p>Ackerrandstreifen ,-schonstreif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KC2a</text:p>
          </table:table-cell>
          <table:table-cell office:value-type="string">
            <text:p>Field margin strip in use</text:p>
          </table:table-cell>
          <table:table-cell office:value-type="string">
            <text:p>Ackerrandstreifen (mit Nutzung)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KC2b</text:p>
          </table:table-cell>
          <table:table-cell office:value-type="string">
            <text:p>Field margin strip out of use</text:p>
          </table:table-cell>
          <table:table-cell office:value-type="string">
            <text:p>Ackerschonstreifen (keine Nutzung)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KC3</text:p>
          </table:table-cell>
          <table:table-cell office:value-type="string">
            <text:p>Flower strips</text:p>
          </table:table-cell>
          <table:table-cell office:value-type="string">
            <text:p>Bluehstreif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L</text:p>
          </table:table-cell>
          <table:table-cell office:value-type="string">
            <text:p>Annuals or areal tall forb vegetation</text:p>
          </table:table-cell>
          <table:table-cell office:value-type="string">
            <text:p>Annuellenflur bzw. flaechenh. Hochstaudenflur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LA</text:p>
          </table:table-cell>
          <table:table-cell office:value-type="string">
            <text:p>Annuals</text:p>
          </table:table-cell>
          <table:table-cell office:value-type="string">
            <text:p>Annuellenflur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LA0</text:p>
          </table:table-cell>
          <table:table-cell office:value-type="string">
            <text:p>Wet annuals</text:p>
          </table:table-cell>
          <table:table-cell office:value-type="string">
            <text:p>Feuchte Annuellenflur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LA1</text:p>
          </table:table-cell>
          <table:table-cell office:value-type="string">
            <text:p>Dry annuals</text:p>
          </table:table-cell>
          <table:table-cell office:value-type="string">
            <text:p>Trockene Anuellenflur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LB</text:p>
          </table:table-cell>
          <table:table-cell office:value-type="string">
            <text:p>Areal tall forb vegetation</text:p>
          </table:table-cell>
          <table:table-cell office:value-type="string">
            <text:p>flaechenhafte Hochstaudenflur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LB1</text:p>
          </table:table-cell>
          <table:table-cell office:value-type="string">
            <text:p>Wet areal tall forb vegetation</text:p>
          </table:table-cell>
          <table:table-cell office:value-type="string">
            <text:p>Feuchte Hochstaudenflur, flaechenhaft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LB2</text:p>
          </table:table-cell>
          <table:table-cell office:value-type="string">
            <text:p>Dry areal tall forb vegetation</text:p>
          </table:table-cell>
          <table:table-cell office:value-type="string">
            <text:p>Trockene Hochstaudenflur, flaechenhaft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LB3</text:p>
          </table:table-cell>
          <table:table-cell office:value-type="string">
            <text:p>Neophyte field</text:p>
          </table:table-cell>
          <table:table-cell office:value-type="string">
            <text:p>Neophytenflur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S</text:p>
          </table:table-cell>
          <table:table-cell office:value-type="string">
            <text:p>Settlement areas</text:p>
          </table:table-cell>
          <table:table-cell office:value-type="string">
            <text:p>Siedlungsflaechen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A0</text:p>
          </table:table-cell>
          <table:table-cell office:value-type="string">
            <text:p>Mixed settlement areas</text:p>
          </table:table-cell>
          <table:table-cell office:value-type="string">
            <text:p>Gemischte Bauflaechen, Kerngebiete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A0g</text:p>
          </table:table-cell>
          <table:table-cell office:value-type="string">
            <text:p>Mixed settlement areas garden</text:p>
          </table:table-cell>
          <table:table-cell office:value-type="string">
            <text:p>Gemischte Bauflaechen, Kerngebiete Garten</text:p>
          </table:table-cell>
          <table:table-cell office:value-type="string">
            <text:p>HJ6</text:p>
          </table:table-cell>
        </table:table-row>
        <table:table-row>
          <table:table-cell office:value-type="string">
            <text:p>SA0gr</text:p>
          </table:table-cell>
          <table:table-cell office:value-type="string">
            <text:p>Mixed settlement areas with green roof</text:p>
          </table:table-cell>
          <table:table-cell office:value-type="string">
            <text:p>Gemischte Bauflaeche mit Gruendach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A1</text:p>
          </table:table-cell>
          <table:table-cell office:value-type="string">
            <text:p>Modern city center</text:p>
          </table:table-cell>
          <table:table-cell office:value-type="string">
            <text:p>Moderne Innenstadt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A1g</text:p>
          </table:table-cell>
          <table:table-cell office:value-type="string">
            <text:p>Modern city center garden</text:p>
          </table:table-cell>
          <table:table-cell office:value-type="string">
            <text:p>Moderne Innenstadt Garten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A1gr</text:p>
          </table:table-cell>
          <table:table-cell office:value-type="string">
            <text:p>Modern city center with green roof</text:p>
          </table:table-cell>
          <table:table-cell office:value-type="string">
            <text:p>Moderne Innenstadt mit Gruendach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B</text:p>
          </table:table-cell>
          <table:table-cell office:value-type="string">
            <text:p>Residential areas</text:p>
          </table:table-cell>
          <table:table-cell office:value-type="string">
            <text:p>Wohnbauflaechen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B1</text:p>
          </table:table-cell>
          <table:table-cell office:value-type="string">
            <text:p>Terraced high-rised building</text:p>
          </table:table-cell>
          <table:table-cell office:value-type="string">
            <text:p>Block-, Zeilenwohnbebauung ein- bis mehrstoeckig, Hochhaeuser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B1a</text:p>
          </table:table-cell>
          <table:table-cell office:value-type="string">
            <text:p>Block development</text:p>
          </table:table-cell>
          <table:table-cell office:value-type="string">
            <text:p>Blockbebauung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B1ag</text:p>
          </table:table-cell>
          <table:table-cell office:value-type="string">
            <text:p>Block development garden area</text:p>
          </table:table-cell>
          <table:table-cell office:value-type="string">
            <text:p>Blockbebauung Garten</text:p>
          </table:table-cell>
          <table:table-cell office:value-type="string">
            <text:p>HJ6</text:p>
          </table:table-cell>
        </table:table-row>
        <table:table-row>
          <table:table-cell office:value-type="string">
            <text:p>SB1agr</text:p>
          </table:table-cell>
          <table:table-cell office:value-type="string">
            <text:p>Block development with green roof</text:p>
          </table:table-cell>
          <table:table-cell office:value-type="string">
            <text:p>Blockbebauung mit Gruendach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B1b</text:p>
          </table:table-cell>
          <table:table-cell office:value-type="string">
            <text:p>Perimeter�block�development</text:p>
          </table:table-cell>
          <table:table-cell office:value-type="string">
            <text:p>Blockrandbebauung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B1bg</text:p>
          </table:table-cell>
          <table:table-cell office:value-type="string">
            <text:p>Perimeter�block�development garden area</text:p>
          </table:table-cell>
          <table:table-cell office:value-type="string">
            <text:p>Blockrandbebauung Garten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B1bgr</text:p>
          </table:table-cell>
          <table:table-cell office:value-type="string">
            <text:p>Perimeter�block�development with green roof</text:p>
          </table:table-cell>
          <table:table-cell office:value-type="string">
            <text:p>Blockrandbebauung mit Gruendach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B1c</text:p>
          </table:table-cell>
          <table:table-cell office:value-type="string">
            <text:p>Terraced housing</text:p>
          </table:table-cell>
          <table:table-cell office:value-type="string">
            <text:p>Zeilenbebauung, offene Blockrandbebauung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B1cg</text:p>
          </table:table-cell>
          <table:table-cell office:value-type="string">
            <text:p>Terraced housing garden area</text:p>
          </table:table-cell>
          <table:table-cell office:value-type="string">
            <text:p>Zeilenbebauung, offene Blockrandbebauung Garten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B1cgr</text:p>
          </table:table-cell>
          <table:table-cell office:value-type="string">
            <text:p>Terraced housing with green roof</text:p>
          </table:table-cell>
          <table:table-cell office:value-type="string">
            <text:p>Zeilenbebauung, offene Blockrandbebauung mit Gruendach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B1d</text:p>
          </table:table-cell>
          <table:table-cell office:value-type="string">
            <text:p>Detached high-rised building</text:p>
          </table:table-cell>
          <table:table-cell office:value-type="string">
            <text:p>Hochhaus-Wohnbebauung (freistehend)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B1dg</text:p>
          </table:table-cell>
          <table:table-cell office:value-type="string">
            <text:p>Detached high-rised building garden area</text:p>
          </table:table-cell>
          <table:table-cell office:value-type="string">
            <text:p>Hochhaus-Wohnbebauung (freistehend) Garten</text:p>
          </table:table-cell>
          <table:table-cell office:value-type="string">
            <text:p>HJ6</text:p>
          </table:table-cell>
        </table:table-row>
        <table:table-row>
          <table:table-cell office:value-type="string">
            <text:p>SB1dgr</text:p>
          </table:table-cell>
          <table:table-cell office:value-type="string">
            <text:p>Detached high-rised building with green roof</text:p>
          </table:table-cell>
          <table:table-cell office:value-type="string">
            <text:p>Grossform-/ Hochhausbebauung mit Gruendach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B1g</text:p>
          </table:table-cell>
          <table:table-cell office:value-type="string">
            <text:p>Terraced high-rised building garden area</text:p>
          </table:table-cell>
          <table:table-cell office:value-type="string">
            <text:p>Block-, Zeilenwohnbebauung ein- bis mehrstoeckig, Hochhaeuser Garten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B1gr</text:p>
          </table:table-cell>
          <table:table-cell office:value-type="string">
            <text:p>Terraced high-rised building with green roof</text:p>
          </table:table-cell>
          <table:table-cell office:value-type="string">
            <text:p>Block-, Zeilenwohnbebauung ein- bis mehrstoeckig, Hochhaeuser mit Gruendach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B2</text:p>
          </table:table-cell>
          <table:table-cell office:value-type="string">
            <text:p>Detached, terraced housing</text:p>
          </table:table-cell>
          <table:table-cell office:value-type="string">
            <text:p>Einzel-, Doppel- und Reihenhausbebauung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B2aa</text:p>
          </table:table-cell>
          <table:table-cell office:value-type="string">
            <text:p>Detached housing, 1-1,5 storey</text:p>
          </table:table-cell>
          <table:table-cell office:value-type="string">
            <text:p>Wohnhaus 1- 1,5stoeckig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B2aag</text:p>
          </table:table-cell>
          <table:table-cell office:value-type="string">
            <text:p>Detached housing, 1-1,5 storey garden area</text:p>
          </table:table-cell>
          <table:table-cell office:value-type="string">
            <text:p>Wohnhaus 1- 1,5stoeckig Garten</text:p>
          </table:table-cell>
          <table:table-cell office:value-type="string">
            <text:p>HJ6</text:p>
          </table:table-cell>
        </table:table-row>
        <table:table-row>
          <table:table-cell office:value-type="string">
            <text:p>SB2aagr</text:p>
          </table:table-cell>
          <table:table-cell office:value-type="string">
            <text:p>Detached housing, 1-1,5 storey with green roof</text:p>
          </table:table-cell>
          <table:table-cell office:value-type="string">
            <text:p>Wohnhaus 1- 1,5stoeckig mit Gruendach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B2ab</text:p>
          </table:table-cell>
          <table:table-cell office:value-type="string">
            <text:p>Detached housing, 2-3 storey</text:p>
          </table:table-cell>
          <table:table-cell office:value-type="string">
            <text:p>Wohnhaus 2-3 stoeckig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B2abg</text:p>
          </table:table-cell>
          <table:table-cell office:value-type="string">
            <text:p>Detached housing, 2-3 storey garden area</text:p>
          </table:table-cell>
          <table:table-cell office:value-type="string">
            <text:p>Wohnhaus 2-3 stoeckig Garten</text:p>
          </table:table-cell>
          <table:table-cell office:value-type="string">
            <text:p>HJ6</text:p>
          </table:table-cell>
        </table:table-row>
        <table:table-row>
          <table:table-cell office:value-type="string">
            <text:p>SB2abgr</text:p>
          </table:table-cell>
          <table:table-cell office:value-type="string">
            <text:p>Detached housing, 2-3 storey</text:p>
          </table:table-cell>
          <table:table-cell office:value-type="string">
            <text:p>Wohnhaus 2-3 stoeckig mit Gruendach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B2ac</text:p>
          </table:table-cell>
          <table:table-cell office:value-type="string">
            <text:p>Detached housing, &gt;3 storey</text:p>
          </table:table-cell>
          <table:table-cell office:value-type="string">
            <text:p>Wohnhaus &gt; 3stoeckig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B2acg</text:p>
          </table:table-cell>
          <table:table-cell office:value-type="string">
            <text:p>Detached housing, &gt;3 storey garden area</text:p>
          </table:table-cell>
          <table:table-cell office:value-type="string">
            <text:p>Wohnhaus &gt; 3stoeckig Garten</text:p>
          </table:table-cell>
          <table:table-cell office:value-type="string">
            <text:p>HJ6</text:p>
          </table:table-cell>
        </table:table-row>
        <table:table-row>
          <table:table-cell office:value-type="string">
            <text:p>SB2acgr</text:p>
          </table:table-cell>
          <table:table-cell office:value-type="string">
            <text:p>Detached housing, &gt;3 storey with green roof</text:p>
          </table:table-cell>
          <table:table-cell office:value-type="string">
            <text:p>Wohnhaus &gt; 3stoeckig mit Gruendach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B2b</text:p>
          </table:table-cell>
          <table:table-cell office:value-type="string">
            <text:p>Terrace housing</text:p>
          </table:table-cell>
          <table:table-cell office:value-type="string">
            <text:p>Reihenhausbebauung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B2ba</text:p>
          </table:table-cell>
          <table:table-cell office:value-type="string">
            <text:p>Terrace housing, 1-1,5 storey</text:p>
          </table:table-cell>
          <table:table-cell office:value-type="string">
            <text:p>Reihenhausbebauung 1 - 1,5stoeckig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B2bag</text:p>
          </table:table-cell>
          <table:table-cell office:value-type="string">
            <text:p>Terrace housing, 1-1,5 storey garden area</text:p>
          </table:table-cell>
          <table:table-cell office:value-type="string">
            <text:p>Reihenhausbebauung 1 - 1,5stoeckig Garten</text:p>
          </table:table-cell>
          <table:table-cell office:value-type="string">
            <text:p>HJ6</text:p>
          </table:table-cell>
        </table:table-row>
        <table:table-row>
          <table:table-cell office:value-type="string">
            <text:p>SB2bagr</text:p>
          </table:table-cell>
          <table:table-cell office:value-type="string">
            <text:p>Terrace housing, 1-1,5 storey with green roof</text:p>
          </table:table-cell>
          <table:table-cell office:value-type="string">
            <text:p>Reihenhausbebauung 1 - 1,5stoeckig mit Gruendach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B2bb</text:p>
          </table:table-cell>
          <table:table-cell office:value-type="string">
            <text:p>Terrace housing, 2-3 storey</text:p>
          </table:table-cell>
          <table:table-cell office:value-type="string">
            <text:p>Reihenhausbebauung 2-3stoeckig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B2bbg</text:p>
          </table:table-cell>
          <table:table-cell office:value-type="string">
            <text:p>Terrace housing, 2-3 storey garden area</text:p>
          </table:table-cell>
          <table:table-cell office:value-type="string">
            <text:p>Reihenhausbebauung 2-3stoeckig Garten</text:p>
          </table:table-cell>
          <table:table-cell office:value-type="string">
            <text:p>HJ6</text:p>
          </table:table-cell>
        </table:table-row>
        <table:table-row>
          <table:table-cell office:value-type="string">
            <text:p>SB2bbgr</text:p>
          </table:table-cell>
          <table:table-cell office:value-type="string">
            <text:p>Terrace housing, 2-3 storey with green roof</text:p>
          </table:table-cell>
          <table:table-cell office:value-type="string">
            <text:p>Reihenhausbebauung 2-3stoeckig mit Gruendach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B2bc</text:p>
          </table:table-cell>
          <table:table-cell office:value-type="string">
            <text:p>Terrace housing, &gt;3 storey</text:p>
          </table:table-cell>
          <table:table-cell office:value-type="string">
            <text:p>Reihenhausbebauung &gt; 3stoeckig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B2bcg</text:p>
          </table:table-cell>
          <table:table-cell office:value-type="string">
            <text:p>Terrace housing, &gt;3 storey garden area</text:p>
          </table:table-cell>
          <table:table-cell office:value-type="string">
            <text:p>Reihenhausbebauung &gt; 3stoeckig Garten</text:p>
          </table:table-cell>
          <table:table-cell office:value-type="string">
            <text:p>HJ6</text:p>
          </table:table-cell>
        </table:table-row>
        <table:table-row>
          <table:table-cell office:value-type="string">
            <text:p>SB2bcgr</text:p>
          </table:table-cell>
          <table:table-cell office:value-type="string">
            <text:p>Terrace housing, &gt;3 storey with green roof</text:p>
          </table:table-cell>
          <table:table-cell office:value-type="string">
            <text:p>Reihenhausbebauung &gt; 3stoeckig mit Gruendach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B2bg</text:p>
          </table:table-cell>
          <table:table-cell office:value-type="string">
            <text:p>Terrace housing garden area</text:p>
          </table:table-cell>
          <table:table-cell office:value-type="string">
            <text:p>Reihenhausbebauung Garten</text:p>
          </table:table-cell>
          <table:table-cell office:value-type="string">
            <text:p>HJ6</text:p>
          </table:table-cell>
        </table:table-row>
        <table:table-row>
          <table:table-cell office:value-type="string">
            <text:p>SB2bgr</text:p>
          </table:table-cell>
          <table:table-cell office:value-type="string">
            <text:p>Terrace housing with green roof</text:p>
          </table:table-cell>
          <table:table-cell office:value-type="string">
            <text:p>Reihenhausbebauung mit Gruendach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B2g</text:p>
          </table:table-cell>
          <table:table-cell office:value-type="string">
            <text:p>Detached, terraced housing garden area</text:p>
          </table:table-cell>
          <table:table-cell office:value-type="string">
            <text:p>Einzel-, Doppel- und Reihenhausbebauung Garten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B2gr</text:p>
          </table:table-cell>
          <table:table-cell office:value-type="string">
            <text:p>Detached, terraced housing with green roof</text:p>
          </table:table-cell>
          <table:table-cell office:value-type="string">
            <text:p>Einzel-, Doppel- und Reihenhausbebauung mit Gruendach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B3</text:p>
          </table:table-cell>
          <table:table-cell office:value-type="string">
            <text:p>Villas with park-alike gardens</text:p>
          </table:table-cell>
          <table:table-cell office:value-type="string">
            <text:p>Villen mit parkartigen Gaerten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B3g</text:p>
          </table:table-cell>
          <table:table-cell office:value-type="string">
            <text:p>Villas with park-alike gardens garden area</text:p>
          </table:table-cell>
          <table:table-cell office:value-type="string">
            <text:p>Villen mit parkartigen Gaerten Garten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B3gr</text:p>
          </table:table-cell>
          <table:table-cell office:value-type="string">
            <text:p>Villas with park-alike gardens with green roof</text:p>
          </table:table-cell>
          <table:table-cell office:value-type="string">
            <text:p>Villen mit parkaehnlichen Gaerten mit Gruendach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B5</text:p>
          </table:table-cell>
          <table:table-cell office:value-type="string">
            <text:p>Agricultural facilities and buildings</text:p>
          </table:table-cell>
          <table:table-cell office:value-type="string">
            <text:p>Landwirtschaftliche Hof- und Gebaeudeflaeche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B5g</text:p>
          </table:table-cell>
          <table:table-cell office:value-type="string">
            <text:p>Agricultural facilities and buildings garden area</text:p>
          </table:table-cell>
          <table:table-cell office:value-type="string">
            <text:p>Landwirtschaftliche Hof- und Gebaeudeflaeche Garten</text:p>
          </table:table-cell>
          <table:table-cell office:value-type="string">
            <text:p>HJ6</text:p>
          </table:table-cell>
        </table:table-row>
        <table:table-row>
          <table:table-cell office:value-type="string">
            <text:p>SB5gr</text:p>
          </table:table-cell>
          <table:table-cell office:value-type="string">
            <text:p>Agricultural facilities and buildings with green roof</text:p>
          </table:table-cell>
          <table:table-cell office:value-type="string">
            <text:p>Landwirtschaftliche Hof- und Gebaeudeflaeche mit Gruendach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Bg</text:p>
          </table:table-cell>
          <table:table-cell office:value-type="string">
            <text:p>Residential areas garden area</text:p>
          </table:table-cell>
          <table:table-cell office:value-type="string">
            <text:p>Wohnbauflaechen Garten</text:p>
          </table:table-cell>
          <table:table-cell office:value-type="string">
            <text:p>HJ6</text:p>
          </table:table-cell>
        </table:table-row>
        <table:table-row>
          <table:table-cell office:value-type="string">
            <text:p>SBgr</text:p>
          </table:table-cell>
          <table:table-cell office:value-type="string">
            <text:p>Residential areas with green roof</text:p>
          </table:table-cell>
          <table:table-cell office:value-type="string">
            <text:p>Wohnbauflaechen mit Gruendach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C</text:p>
          </table:table-cell>
          <table:table-cell office:value-type="string">
            <text:p>Settlement areas, industrial areas</text:p>
          </table:table-cell>
          <table:table-cell office:value-type="string">
            <text:p>Siedlungsflaechen, Gewerbegebiete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C0</text:p>
          </table:table-cell>
          <table:table-cell office:value-type="string">
            <text:p>Industrial area</text:p>
          </table:table-cell>
          <table:table-cell office:value-type="string">
            <text:p>Gewerbe- und Industrie (Gebaeude/Flaeche)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C0gr</text:p>
          </table:table-cell>
          <table:table-cell office:value-type="string">
            <text:p>Industrial area with green roof</text:p>
          </table:table-cell>
          <table:table-cell office:value-type="string">
            <text:p>Gewerbe- und Industrie (Gebaeude/Flaeche) mit Gruendach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C12</text:p>
          </table:table-cell>
          <table:table-cell office:value-type="string">
            <text:p>Supermarket</text:p>
          </table:table-cell>
          <table:table-cell office:value-type="string">
            <text:p>Kaufmarkt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C12gr</text:p>
          </table:table-cell>
          <table:table-cell office:value-type="string">
            <text:p>Supermarket with green roof</text:p>
          </table:table-cell>
          <table:table-cell office:value-type="string">
            <text:p>Kaufmarkt mit Gruendach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C14</text:p>
          </table:table-cell>
          <table:table-cell office:value-type="string">
            <text:p>Garden-market, greenhouse</text:p>
          </table:table-cell>
          <table:table-cell office:value-type="string">
            <text:p>Gaertnerei, Gewaechshaus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C14gr</text:p>
          </table:table-cell>
          <table:table-cell office:value-type="string">
            <text:p>Garden-market, greenhouse with green roof</text:p>
          </table:table-cell>
          <table:table-cell office:value-type="string">
            <text:p>Gaertnerei, Gewaechshaus mit Gruendach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C15</text:p>
          </table:table-cell>
          <table:table-cell office:value-type="string">
            <text:p>petrol station</text:p>
          </table:table-cell>
          <table:table-cell office:value-type="string">
            <text:p>Tankstelle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C15gr</text:p>
          </table:table-cell>
          <table:table-cell office:value-type="string">
            <text:p>petrol station with green roof</text:p>
          </table:table-cell>
          <table:table-cell office:value-type="string">
            <text:p>Tankstelle mit Gruendach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C3</text:p>
          </table:table-cell>
          <table:table-cell office:value-type="string">
            <text:p>exhibition center</text:p>
          </table:table-cell>
          <table:table-cell office:value-type="string">
            <text:p>Ausstellungs-, Messegelaende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C3gr</text:p>
          </table:table-cell>
          <table:table-cell office:value-type="string">
            <text:p>exhibition center with green roof</text:p>
          </table:table-cell>
          <table:table-cell office:value-type="string">
            <text:p>Ausstellungs-, Messegelaende mit Gruendach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C4</text:p>
          </table:table-cell>
          <table:table-cell office:value-type="string">
            <text:p>mining area</text:p>
          </table:table-cell>
          <table:table-cell office:value-type="string">
            <text:p>Bergbaubetrieb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C4gr</text:p>
          </table:table-cell>
          <table:table-cell office:value-type="string">
            <text:p>mining area with green roof</text:p>
          </table:table-cell>
          <table:table-cell office:value-type="string">
            <text:p>Bergbaubetrieb mit Gruendach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C5</text:p>
          </table:table-cell>
          <table:table-cell office:value-type="string">
            <text:p>Industrial area</text:p>
          </table:table-cell>
          <table:table-cell office:value-type="string">
            <text:p>Industrie (Gebaeude/Flaeche)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C5gr</text:p>
          </table:table-cell>
          <table:table-cell office:value-type="string">
            <text:p>Industrial area with green roof</text:p>
          </table:table-cell>
          <table:table-cell office:value-type="string">
            <text:p>Industrie (Gebaeude/Flaeche) mit Gruendach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C9</text:p>
          </table:table-cell>
          <table:table-cell office:value-type="string">
            <text:p>Business area</text:p>
          </table:table-cell>
          <table:table-cell office:value-type="string">
            <text:p>Gewerbe (Gebaeude/Flaeche)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C9gr</text:p>
          </table:table-cell>
          <table:table-cell office:value-type="string">
            <text:p>Business area with green roof</text:p>
          </table:table-cell>
          <table:table-cell office:value-type="string">
            <text:p>Gewerbe (Gebaeude/Flaeche) mit Gruendach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Cgr</text:p>
          </table:table-cell>
          <table:table-cell office:value-type="string">
            <text:p>Settlement areas, industrial areas with green roof</text:p>
          </table:table-cell>
          <table:table-cell office:value-type="string">
            <text:p>Siedlungsflaechen, Gewerbegebiete mit Gruendach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D</text:p>
          </table:table-cell>
          <table:table-cell office:value-type="string">
            <text:p>Public buildings</text:p>
          </table:table-cell>
          <table:table-cell office:value-type="string">
            <text:p>oeffentliche Gebaeude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D0</text:p>
          </table:table-cell>
          <table:table-cell office:value-type="string">
            <text:p>Public building</text:p>
          </table:table-cell>
          <table:table-cell office:value-type="string">
            <text:p>oeffentliches Gebaeude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D1</text:p>
          </table:table-cell>
          <table:table-cell office:value-type="string">
            <text:p>School</text:p>
          </table:table-cell>
          <table:table-cell office:value-type="string">
            <text:p>Schule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D11</text:p>
          </table:table-cell>
          <table:table-cell office:value-type="string">
            <text:p>Retirement home, nursing home, facility for disabled people</text:p>
          </table:table-cell>
          <table:table-cell office:value-type="string">
            <text:p>Seniorenheim, Pflegeheim, Behinderteneinrichtung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D11gr</text:p>
          </table:table-cell>
          <table:table-cell office:value-type="string">
            <text:p>Retirement home, nursing home, facility for disabled people with green roof</text:p>
          </table:table-cell>
          <table:table-cell office:value-type="string">
            <text:p>Seniorenheim, Pflegeheim, Behinderteneinrichtung mit Gruendach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D12</text:p>
          </table:table-cell>
          <table:table-cell office:value-type="string">
            <text:p>Public adminstration, courthouse</text:p>
          </table:table-cell>
          <table:table-cell office:value-type="string">
            <text:p>Verwaltungsgebaeude, Gericht, Oeffentliche Verwaltung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D12gr</text:p>
          </table:table-cell>
          <table:table-cell office:value-type="string">
            <text:p>Public adminstration, courthouse with green roof</text:p>
          </table:table-cell>
          <table:table-cell office:value-type="string">
            <text:p>Verwaltungsgebaeude, Gericht, Oeffentliche Verwaltung mit Gruendach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D19</text:p>
          </table:table-cell>
          <table:table-cell office:value-type="string">
            <text:p>Military barracks</text:p>
          </table:table-cell>
          <table:table-cell office:value-type="string">
            <text:p>Kasernengelaende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D19gr</text:p>
          </table:table-cell>
          <table:table-cell office:value-type="string">
            <text:p>Military barracks with green roof</text:p>
          </table:table-cell>
          <table:table-cell office:value-type="string">
            <text:p>Kasernengelaende mit Gruendach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D1gr</text:p>
          </table:table-cell>
          <table:table-cell office:value-type="string">
            <text:p>School  with green roof</text:p>
          </table:table-cell>
          <table:table-cell office:value-type="string">
            <text:p>Schule mit Gruendach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D2</text:p>
          </table:table-cell>
          <table:table-cell office:value-type="string">
            <text:p>Church, house of prayer</text:p>
          </table:table-cell>
          <table:table-cell office:value-type="string">
            <text:p>Kirche, Gebetshaus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D24</text:p>
          </table:table-cell>
          <table:table-cell office:value-type="string">
            <text:p>Town hall, event hall</text:p>
          </table:table-cell>
          <table:table-cell office:value-type="string">
            <text:p>Stadthalle, Veranstaltungshalle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D24gr</text:p>
          </table:table-cell>
          <table:table-cell office:value-type="string">
            <text:p>Town hall, event hall  with green roof</text:p>
          </table:table-cell>
          <table:table-cell office:value-type="string">
            <text:p>Stadthalle, Veranstaltungshalle mit Gruendach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D26</text:p>
          </table:table-cell>
          <table:table-cell office:value-type="string">
            <text:p>Railway station building</text:p>
          </table:table-cell>
          <table:table-cell office:value-type="string">
            <text:p>Bahnhofgebaeude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D26gr</text:p>
          </table:table-cell>
          <table:table-cell office:value-type="string">
            <text:p>Railway station building  with green roof</text:p>
          </table:table-cell>
          <table:table-cell office:value-type="string">
            <text:p>Bahnhofgebaeude mit Gruendach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D2gr</text:p>
          </table:table-cell>
          <table:table-cell office:value-type="string">
            <text:p>Church, house of prayer with green roof</text:p>
          </table:table-cell>
          <table:table-cell office:value-type="string">
            <text:p>Kirche, Gebetshaus mit Gruendach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D3</text:p>
          </table:table-cell>
          <table:table-cell office:value-type="string">
            <text:p>Hospital</text:p>
          </table:table-cell>
          <table:table-cell office:value-type="string">
            <text:p>Klinik, Krankenhaus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D36</text:p>
          </table:table-cell>
          <table:table-cell office:value-type="string">
            <text:p>Other public building</text:p>
          </table:table-cell>
          <table:table-cell office:value-type="string">
            <text:p>Sonstige oeffentliche Einrichtung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D36gr</text:p>
          </table:table-cell>
          <table:table-cell office:value-type="string">
            <text:p>Other public building  with green roof</text:p>
          </table:table-cell>
          <table:table-cell office:value-type="string">
            <text:p>Sonstige oeffentliche Einrichtung mit Gruendach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D37</text:p>
          </table:table-cell>
          <table:table-cell office:value-type="string">
            <text:p>Office building</text:p>
          </table:table-cell>
          <table:table-cell office:value-type="string">
            <text:p>Buerohaus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D37gr</text:p>
          </table:table-cell>
          <table:table-cell office:value-type="string">
            <text:p>Office building  with green roof</text:p>
          </table:table-cell>
          <table:table-cell office:value-type="string">
            <text:p>Buerohaus mit Gruendach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D3gr</text:p>
          </table:table-cell>
          <table:table-cell office:value-type="string">
            <text:p>Hospital</text:p>
          </table:table-cell>
          <table:table-cell office:value-type="string">
            <text:p>Klinik, Krankenhaus mit Gruendach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D8</text:p>
          </table:table-cell>
          <table:table-cell office:value-type="string">
            <text:p>Kindergarden</text:p>
          </table:table-cell>
          <table:table-cell office:value-type="string">
            <text:p>Kindergarten, Kindertagesstaette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D8gr</text:p>
          </table:table-cell>
          <table:table-cell office:value-type="string">
            <text:p>Kindergarden  with green roof</text:p>
          </table:table-cell>
          <table:table-cell office:value-type="string">
            <text:p>Kindergarten, Kindertagesstaette mit Gruendach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D9</text:p>
          </table:table-cell>
          <table:table-cell office:value-type="string">
            <text:p>Children's�home</text:p>
          </table:table-cell>
          <table:table-cell office:value-type="string">
            <text:p>Kinderheim, Jugendwohnheim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Dgr</text:p>
          </table:table-cell>
          <table:table-cell office:value-type="string">
            <text:p>Public buildings with green roof</text:p>
          </table:table-cell>
          <table:table-cell office:value-type="string">
            <text:p>oeffentliche Gebaeude mit Gruendach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E</text:p>
          </table:table-cell>
          <table:table-cell office:value-type="string">
            <text:p>Disposal and supply facilities</text:p>
          </table:table-cell>
          <table:table-cell office:value-type="string">
            <text:p>Ver- und Entsorgungsanlagen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E0</text:p>
          </table:table-cell>
          <table:table-cell office:value-type="string">
            <text:p>Other disposal and supply facilities</text:p>
          </table:table-cell>
          <table:table-cell office:value-type="string">
            <text:p>sonstige Ver- und Entsorgungsanlage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E1</text:p>
          </table:table-cell>
          <table:table-cell office:value-type="string">
            <text:p>waterwork</text:p>
          </table:table-cell>
          <table:table-cell office:value-type="string">
            <text:p>Wasserwerk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E10</text:p>
          </table:table-cell>
          <table:table-cell office:value-type="string">
            <text:p>Well, pump station</text:p>
          </table:table-cell>
          <table:table-cell office:value-type="string">
            <text:p>Brunnen, Pumpstation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E12</text:p>
          </table:table-cell>
          <table:table-cell office:value-type="string">
            <text:p>Transmission mast, radio tower</text:p>
          </table:table-cell>
          <table:table-cell office:value-type="string">
            <text:p>Sendemast, Funkturm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E15</text:p>
          </table:table-cell>
          <table:table-cell office:value-type="string">
            <text:p>water tower</text:p>
          </table:table-cell>
          <table:table-cell office:value-type="string">
            <text:p>Wasserturm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E16</text:p>
          </table:table-cell>
          <table:table-cell office:value-type="string">
            <text:p>watering hole</text:p>
          </table:table-cell>
          <table:table-cell office:value-type="string">
            <text:p>Wasserhaeuschen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E17</text:p>
          </table:table-cell>
          <table:table-cell office:value-type="string">
            <text:p>transformer station</text:p>
          </table:table-cell>
          <table:table-cell office:value-type="string">
            <text:p>Trafohaeuschen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E2</text:p>
          </table:table-cell>
          <table:table-cell office:value-type="string">
            <text:p>Power plant, heat plant</text:p>
          </table:table-cell>
          <table:table-cell office:value-type="string">
            <text:p>Kraftwerk, Heizwerk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E3</text:p>
          </table:table-cell>
          <table:table-cell office:value-type="string">
            <text:p>Substation</text:p>
          </table:table-cell>
          <table:table-cell office:value-type="string">
            <text:p>Umspannstation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E4</text:p>
          </table:table-cell>
          <table:table-cell office:value-type="string">
            <text:p>transformation tower</text:p>
          </table:table-cell>
          <table:table-cell office:value-type="string">
            <text:p>Trafoturm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E5</text:p>
          </table:table-cell>
          <table:table-cell office:value-type="string">
            <text:p>wind turbine</text:p>
          </table:table-cell>
          <table:table-cell office:value-type="string">
            <text:p>Windrad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E6</text:p>
          </table:table-cell>
          <table:table-cell office:value-type="string">
            <text:p>Power pole, metal bars</text:p>
          </table:table-cell>
          <table:table-cell office:value-type="string">
            <text:p>Strommast, Metallgitter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E6a</text:p>
          </table:table-cell>
          <table:table-cell office:value-type="string">
            <text:p>Power pole, beton</text:p>
          </table:table-cell>
          <table:table-cell office:value-type="string">
            <text:p>Strommasten, Beton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E7</text:p>
          </table:table-cell>
          <table:table-cell office:value-type="string">
            <text:p>Power pole, wood</text:p>
          </table:table-cell>
          <table:table-cell office:value-type="string">
            <text:p>Strommast, Holz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E8</text:p>
          </table:table-cell>
          <table:table-cell office:value-type="string">
            <text:p>Sewage treatment plants</text:p>
          </table:table-cell>
          <table:table-cell office:value-type="string">
            <text:p>Klaeranlage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E8a</text:p>
          </table:table-cell>
          <table:table-cell office:value-type="string">
            <text:p>Constructed wetland</text:p>
          </table:table-cell>
          <table:table-cell office:value-type="string">
            <text:p>Kleinklaeranlage, Pflanzenklaeranlage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F</text:p>
          </table:table-cell>
          <table:table-cell office:value-type="string">
            <text:p>Sport and recreation facilities (water bound)</text:p>
          </table:table-cell>
          <table:table-cell office:value-type="string">
            <text:p>Sport- und Freizeitanlagen (wassergebunden)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F10</text:p>
          </table:table-cell>
          <table:table-cell office:value-type="string">
            <text:p>tretbecken</text:p>
          </table:table-cell>
          <table:table-cell office:value-type="string">
            <text:p>Tretbecken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F4</text:p>
          </table:table-cell>
          <table:table-cell office:value-type="string">
            <text:p>Outdoor pool</text:p>
          </table:table-cell>
          <table:table-cell office:value-type="string">
            <text:p>Freibad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F7</text:p>
          </table:table-cell>
          <table:table-cell office:value-type="string">
            <text:p>Indoor pool</text:p>
          </table:table-cell>
          <table:table-cell office:value-type="string">
            <text:p>Hallenbad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G</text:p>
          </table:table-cell>
          <table:table-cell office:value-type="string">
            <text:p>Sport and recreation facilities (with animals)</text:p>
          </table:table-cell>
          <table:table-cell office:value-type="string">
            <text:p>Sport- und Freizeitanlagen (mit Tieren)</text:p>
          </table:table-cell>
          <table:table-cell office:value-type="string">
            <text:p>HJ6</text:p>
          </table:table-cell>
        </table:table-row>
        <table:table-row>
          <table:table-cell office:value-type="string">
            <text:p>Sg</text:p>
          </table:table-cell>
          <table:table-cell office:value-type="string">
            <text:p>Settlement areas gardens</text:p>
          </table:table-cell>
          <table:table-cell office:value-type="string">
            <text:p>Siedlungsflaechen Garten</text:p>
          </table:table-cell>
          <table:table-cell office:value-type="string">
            <text:p>HJ6</text:p>
          </table:table-cell>
        </table:table-row>
        <table:table-row>
          <table:table-cell office:value-type="string">
            <text:p>SG1</text:p>
          </table:table-cell>
          <table:table-cell office:value-type="string">
            <text:p>Dog training facility</text:p>
          </table:table-cell>
          <table:table-cell office:value-type="string">
            <text:p>Hundedressurplatz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SG3</text:p>
          </table:table-cell>
          <table:table-cell office:value-type="string">
            <text:p>Horse race track</text:p>
          </table:table-cell>
          <table:table-cell office:value-type="string">
            <text:p>Pferderennbahn</text:p>
          </table:table-cell>
          <table:table-cell office:value-type="string">
            <text:p>VB</text:p>
          </table:table-cell>
        </table:table-row>
        <table:table-row>
          <table:table-cell office:value-type="string">
            <text:p>SG4</text:p>
          </table:table-cell>
          <table:table-cell office:value-type="string">
            <text:p>Riding hall</text:p>
          </table:table-cell>
          <table:table-cell office:value-type="string">
            <text:p>Reithalle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G4a</text:p>
          </table:table-cell>
          <table:table-cell office:value-type="string">
            <text:p>Paddock</text:p>
          </table:table-cell>
          <table:table-cell office:value-type="string">
            <text:p>Paddock, Reitplatz</text:p>
          </table:table-cell>
          <table:table-cell office:value-type="string">
            <text:p>HD</text:p>
          </table:table-cell>
        </table:table-row>
        <table:table-row>
          <table:table-cell office:value-type="string">
            <text:p>SG5</text:p>
          </table:table-cell>
          <table:table-cell office:value-type="string">
            <text:p>Zoo</text:p>
          </table:table-cell>
          <table:table-cell office:value-type="string">
            <text:p>Tierpark, Zoo, Tiergehege</text:p>
          </table:table-cell>
          <table:table-cell office:value-type="string">
            <text:p>HJ6</text:p>
          </table:table-cell>
        </table:table-row>
        <table:table-row>
          <table:table-cell office:value-type="string">
            <text:p>Sgr</text:p>
          </table:table-cell>
          <table:table-cell office:value-type="string">
            <text:p>Settlement areas with green roof</text:p>
          </table:table-cell>
          <table:table-cell office:value-type="string">
            <text:p>Siedlungsflaechen mit Gruendach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H</text:p>
          </table:table-cell>
          <table:table-cell office:value-type="string">
            <text:p>Sport and recreation facilities (with plants)</text:p>
          </table:table-cell>
          <table:table-cell office:value-type="string">
            <text:p>Sport- und Freizeitanlagen (mit Pflanzen)</text:p>
          </table:table-cell>
          <table:table-cell office:value-type="string">
            <text:p>HJ6</text:p>
          </table:table-cell>
        </table:table-row>
        <table:table-row>
          <table:table-cell office:value-type="string">
            <text:p>SH1</text:p>
          </table:table-cell>
          <table:table-cell office:value-type="string">
            <text:p>Botanical garden</text:p>
          </table:table-cell>
          <table:table-cell office:value-type="string">
            <text:p>Botanischer oder Schaugarten</text:p>
          </table:table-cell>
          <table:table-cell office:value-type="string">
            <text:p>HJ6</text:p>
          </table:table-cell>
        </table:table-row>
        <table:table-row>
          <table:table-cell office:value-type="string">
            <text:p>SJ</text:p>
          </table:table-cell>
          <table:table-cell office:value-type="string">
            <text:p>Sport and recreation facilities (accommodation)</text:p>
          </table:table-cell>
          <table:table-cell office:value-type="string">
            <text:p>Sport- und Freizeitanlagen (Unterkunft)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J1</text:p>
          </table:table-cell>
          <table:table-cell office:value-type="string">
            <text:p>Camping site</text:p>
          </table:table-cell>
          <table:table-cell office:value-type="string">
            <text:p>Campingplatz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J2</text:p>
          </table:table-cell>
          <table:table-cell office:value-type="string">
            <text:p>Holiday homes</text:p>
          </table:table-cell>
          <table:table-cell office:value-type="string">
            <text:p>Freizeit- und Ferienwohnungsanlage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K</text:p>
          </table:table-cell>
          <table:table-cell office:value-type="string">
            <text:p>Sport and recreation facilities (flight sport)</text:p>
          </table:table-cell>
          <table:table-cell office:value-type="string">
            <text:p>Sport- und Freizeitanlagen (Flugsport)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SK0</text:p>
          </table:table-cell>
          <table:table-cell office:value-type="string">
            <text:p>Flight-sport facilities</text:p>
          </table:table-cell>
          <table:table-cell office:value-type="string">
            <text:p>Flugsport-Freizeitanlage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SL</text:p>
          </table:table-cell>
          <table:table-cell office:value-type="string">
            <text:p>Sport and recreation facilities (ball sports)</text:p>
          </table:table-cell>
          <table:table-cell office:value-type="string">
            <text:p>Sport- und Freizeitanlagen (Ballsport)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SL0</text:p>
          </table:table-cell>
          <table:table-cell office:value-type="string">
            <text:p>Ball sports field</text:p>
          </table:table-cell>
          <table:table-cell office:value-type="string">
            <text:p>Ballsportplatz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SL2</text:p>
          </table:table-cell>
          <table:table-cell office:value-type="string">
            <text:p>Golf course</text:p>
          </table:table-cell>
          <table:table-cell office:value-type="string">
            <text:p>Golfplatz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SP</text:p>
          </table:table-cell>
          <table:table-cell office:value-type="string">
            <text:p>Other sport and recreation facilities</text:p>
          </table:table-cell>
          <table:table-cell office:value-type="string">
            <text:p>Sonstige Sport- und Freizeitanlagen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P0</text:p>
          </table:table-cell>
          <table:table-cell office:value-type="string">
            <text:p>Other sport and recreation facility</text:p>
          </table:table-cell>
          <table:table-cell office:value-type="string">
            <text:p>Sonstige Sport- und Freizeitanlage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P3</text:p>
          </table:table-cell>
          <table:table-cell office:value-type="string">
            <text:p>Playground</text:p>
          </table:table-cell>
          <table:table-cell office:value-type="string">
            <text:p>Spielplatz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P4</text:p>
          </table:table-cell>
          <table:table-cell office:value-type="string">
            <text:p>Sports ground (complex)</text:p>
          </table:table-cell>
          <table:table-cell office:value-type="string">
            <text:p>Sportplatz, Sportplatzkomplex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P5</text:p>
          </table:table-cell>
          <table:table-cell office:value-type="string">
            <text:p>Sports stadium</text:p>
          </table:table-cell>
          <table:table-cell office:value-type="string">
            <text:p>Sportstadion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SP6</text:p>
          </table:table-cell>
          <table:table-cell office:value-type="string">
            <text:p>Gymnasium</text:p>
          </table:table-cell>
          <table:table-cell office:value-type="string">
            <text:p>Turnhalle, Sporthalle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V</text:p>
          </table:table-cell>
          <table:table-cell office:value-type="string">
            <text:p>Traffic and service routes</text:p>
          </table:table-cell>
          <table:table-cell office:value-type="string">
            <text:p>Verkehrs- und Wirtschaftswege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VA</text:p>
          </table:table-cell>
          <table:table-cell office:value-type="string">
            <text:p>Roads</text:p>
          </table:table-cell>
          <table:table-cell office:value-type="string">
            <text:p>Verkehrsstrassen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VA0</text:p>
          </table:table-cell>
          <table:table-cell office:value-type="string">
            <text:p>Road</text:p>
          </table:table-cell>
          <table:table-cell office:value-type="string">
            <text:p>Verkehrsstrasse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VA1</text:p>
          </table:table-cell>
          <table:table-cell office:value-type="string">
            <text:p>Highway</text:p>
          </table:table-cell>
          <table:table-cell office:value-type="string">
            <text:p>Autobahn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VA10</text:p>
          </table:table-cell>
          <table:table-cell office:value-type="string">
            <text:p>Bus terminal, bus depot</text:p>
          </table:table-cell>
          <table:table-cell office:value-type="string">
            <text:p>Busbahnhof, Busdepot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VA2a</text:p>
          </table:table-cell>
          <table:table-cell office:value-type="string">
            <text:p>Main road</text:p>
          </table:table-cell>
          <table:table-cell office:value-type="string">
            <text:p>Bundesstrasse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VA2b</text:p>
          </table:table-cell>
          <table:table-cell office:value-type="string">
            <text:p>Regional road</text:p>
          </table:table-cell>
          <table:table-cell office:value-type="string">
            <text:p>Landesstrasse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VA2c</text:p>
          </table:table-cell>
          <table:table-cell office:value-type="string">
            <text:p>District road</text:p>
          </table:table-cell>
          <table:table-cell office:value-type="string">
            <text:p>Kreisstrasse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VA3</text:p>
          </table:table-cell>
          <table:table-cell office:value-type="string">
            <text:p>Municipal road</text:p>
          </table:table-cell>
          <table:table-cell office:value-type="string">
            <text:p>Gemeindestrasse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VA7</text:p>
          </table:table-cell>
          <table:table-cell office:value-type="string">
            <text:p>Residential road</text:p>
          </table:table-cell>
          <table:table-cell office:value-type="string">
            <text:p>Wohn-, Erschliessungsstrasse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VA7a</text:p>
          </table:table-cell>
          <table:table-cell office:value-type="string">
            <text:p>Private road</text:p>
          </table:table-cell>
          <table:table-cell office:value-type="string">
            <text:p>Privat-Fahrweg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VA7b</text:p>
          </table:table-cell>
          <table:table-cell office:value-type="string">
            <text:p>Access road</text:p>
          </table:table-cell>
          <table:table-cell office:value-type="string">
            <text:p>Hof-, Schloss-, Gebaeudezufahrt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VAC</text:p>
          </table:table-cell>
          <table:table-cell office:value-type="string">
            <text:p>Fields</text:p>
          </table:table-cell>
          <table:table-cell office:value-type="string">
            <text:p>Acker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VB</text:p>
          </table:table-cell>
          <table:table-cell office:value-type="string">
            <text:p>Service roads</text:p>
          </table:table-cell>
          <table:table-cell office:value-type="string">
            <text:p>Wirtschaftswege</text:p>
          </table:table-cell>
          <table:table-cell office:value-type="string">
            <text:p>VB</text:p>
          </table:table-cell>
        </table:table-row>
        <table:table-row>
          <table:table-cell office:value-type="string">
            <text:p>VB0</text:p>
          </table:table-cell>
          <table:table-cell office:value-type="string">
            <text:p>Service road</text:p>
          </table:table-cell>
          <table:table-cell office:value-type="string">
            <text:p>Wirtschaftsweg</text:p>
          </table:table-cell>
          <table:table-cell office:value-type="string">
            <text:p>VB</text:p>
          </table:table-cell>
        </table:table-row>
        <table:table-row>
          <table:table-cell office:value-type="string">
            <text:p>VB0a</text:p>
          </table:table-cell>
          <table:table-cell office:value-type="string">
            <text:p>Factory road</text:p>
          </table:table-cell>
          <table:table-cell office:value-type="string">
            <text:p>Werksstrasse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VB3a</text:p>
          </table:table-cell>
          <table:table-cell office:value-type="string">
            <text:p>Agricultural road</text:p>
          </table:table-cell>
          <table:table-cell office:value-type="string">
            <text:p>Landwirtschaftsweg</text:p>
          </table:table-cell>
          <table:table-cell office:value-type="string">
            <text:p>VB</text:p>
          </table:table-cell>
        </table:table-row>
        <table:table-row>
          <table:table-cell office:value-type="string">
            <text:p>VB3b</text:p>
          </table:table-cell>
          <table:table-cell office:value-type="string">
            <text:p>Forestry road</text:p>
          </table:table-cell>
          <table:table-cell office:value-type="string">
            <text:p>Waldwirtschaftsweg</text:p>
          </table:table-cell>
          <table:table-cell office:value-type="string">
            <text:p>VB</text:p>
          </table:table-cell>
        </table:table-row>
        <table:table-row>
          <table:table-cell office:value-type="string">
            <text:p>VB5</text:p>
          </table:table-cell>
          <table:table-cell office:value-type="string">
            <text:p>cycle path, walkway</text:p>
          </table:table-cell>
          <table:table-cell office:value-type="string">
            <text:p>Rad-, Fussweg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VB6</text:p>
          </table:table-cell>
          <table:table-cell office:value-type="string">
            <text:p>Horse track</text:p>
          </table:table-cell>
          <table:table-cell office:value-type="string">
            <text:p>Reitweg</text:p>
          </table:table-cell>
          <table:table-cell office:value-type="string">
            <text:p>VA0</text:p>
          </table:table-cell>
        </table:table-row>
        <table:table-row>
          <table:table-cell office:value-type="string">
            <text:p>VC</text:p>
          </table:table-cell>
          <table:table-cell office:value-type="string">
            <text:p>Airports</text:p>
          </table:table-cell>
          <table:table-cell office:value-type="string">
            <text:p>Flughaefen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VC0</text:p>
          </table:table-cell>
          <table:table-cell office:value-type="string">
            <text:p>Airport</text:p>
          </table:table-cell>
          <table:table-cell office:value-type="string">
            <text:p>Flughafen, Flugplatz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VG</text:p>
          </table:table-cell>
          <table:table-cell office:value-type="string">
            <text:p>Grassland</text:p>
          </table:table-cell>
          <table:table-cell office:value-type="string">
            <text:p>Gruenland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VLW</text:p>
          </table:table-cell>
          <table:table-cell office:value-type="string">
            <text:p>Broadleaved forest</text:p>
          </table:table-cell>
          <table:table-cell office:value-type="string">
            <text:p>Laubwald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VMW</text:p>
          </table:table-cell>
          <table:table-cell office:value-type="string">
            <text:p>Mixed forest</text:p>
          </table:table-cell>
          <table:table-cell office:value-type="string">
            <text:p>Mischwald</text:p>
          </table:table-cell>
          <table:table-cell office:value-type="string">
            <text:p>VLW</text:p>
          </table:table-cell>
        </table:table-row>
        <table:table-row>
          <table:table-cell office:value-type="string">
            <text:p>VNW</text:p>
          </table:table-cell>
          <table:table-cell office:value-type="string">
            <text:p>Corniferous forest</text:p>
          </table:table-cell>
          <table:table-cell office:value-type="string">
            <text:p>Nadelwald</text:p>
          </table:table-cell>
          <table:table-cell office:value-type="string">
            <text:p>VNW</text:p>
          </table:table-cell>
        </table:table-row>
        <table:table-row>
          <table:table-cell office:value-type="string">
            <text:p>VW</text:p>
          </table:table-cell>
          <table:table-cell office:value-type="string">
            <text:p>Forest</text:p>
          </table:table-cell>
          <table:table-cell office:value-type="string">
            <text:p>Wald</text:p>
          </table:table-cell>
          <table:table-cell office:value-type="string">
            <text:p>%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>
    <style:style style:name="Default" style:family="table-cell">
</style:style>
  </office:styles>
</office:document-styles>
</file>

<file path=meta.xml><?xml version="1.0" encoding="utf-8"?>
<office:document-meta xmlns:office="urn:oasis:names:tc:opendocument:xmlns:office:1.0" office:version="1.2">
</office:document-meta>
</file>